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3.34pt"/>
    </style:style>
    <style:style style:name="co2" style:family="table-column">
      <style:table-column-properties fo:break-before="auto" style:column-width="125.01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62.51pt"/>
    </style:style>
    <style:style style:name="co6" style:family="table-column">
      <style:table-column-properties fo:break-before="auto" style:column-width="203.5pt"/>
    </style:style>
    <style:style style:name="co7" style:family="table-column">
      <style:table-column-properties fo:break-before="auto" style:column-width="161.86pt"/>
    </style:style>
    <style:style style:name="co8" style:family="table-column">
      <style:table-column-properties fo:break-before="auto" style:column-width="164.61pt"/>
    </style:style>
    <style:style style:name="co9" style:family="table-column">
      <style:table-column-properties fo:break-before="auto" style:column-width="166.71pt"/>
    </style:style>
    <style:style style:name="co10" style:family="table-column">
      <style:table-column-properties fo:break-before="auto" style:column-width="152.11pt"/>
    </style:style>
    <style:style style:name="co11" style:family="table-column">
      <style:table-column-properties fo:break-before="auto" style:column-width="153.5pt"/>
    </style:style>
    <style:style style:name="co12" style:family="table-column">
      <style:table-column-properties fo:break-before="auto" style:column-width="165.29pt"/>
    </style:style>
    <style:style style:name="co13" style:family="table-column">
      <style:table-column-properties fo:break-before="auto" style:column-width="179.21pt"/>
    </style:style>
    <style:style style:name="co14" style:family="table-column">
      <style:table-column-properties fo:break-before="auto" style:column-width="181.96pt"/>
    </style:style>
    <style:style style:name="co15" style:family="table-column">
      <style:table-column-properties fo:break-before="auto" style:column-width="141.7pt"/>
    </style:style>
    <style:style style:name="co16" style:family="table-column">
      <style:table-column-properties fo:break-before="auto" style:column-width="192.39pt"/>
    </style:style>
    <style:style style:name="co17" style:family="table-column">
      <style:table-column-properties fo:break-before="auto" style:column-width="158.34pt"/>
    </style:style>
    <style:style style:name="co18" style:family="table-column">
      <style:table-column-properties fo:break-before="auto" style:column-width="156.25pt"/>
    </style:style>
    <style:style style:name="co19" style:family="table-column">
      <style:table-column-properties fo:break-before="auto" style:column-width="154.91pt"/>
    </style:style>
    <style:style style:name="co20" style:family="table-column">
      <style:table-column-properties fo:break-before="auto" style:column-width="145.84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217.39pt"/>
    </style:style>
    <style:style style:name="co23" style:family="table-column">
      <style:table-column-properties fo:break-before="auto" style:column-width="211.1pt"/>
    </style:style>
    <style:style style:name="co24" style:family="table-column">
      <style:table-column-properties fo:break-before="auto" style:column-width="210.44pt"/>
    </style:style>
    <style:style style:name="co25" style:family="table-column">
      <style:table-column-properties fo:break-before="auto" style:column-width="211.86pt"/>
    </style:style>
    <style:style style:name="co26" style:family="table-column">
      <style:table-column-properties fo:break-before="auto" style:column-width="209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ponents-by-application-form">
      <style:table-properties table:display="true" style:writing-mode="lr-tb"/>
    </style:style>
    <style:style style:name="ta2" style:family="table" style:master-page-name="PageStyle_5f_components">
      <style:table-properties table:display="true" style:writing-mode="lr-tb"/>
    </style:style>
    <style:style style:name="ce1" style:family="table-cell" style:parent-style-name="Default">
      <style:table-cell-properties fo:border-bottom="2.49pt solid #000000" fo:background-color="#46bdc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d9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46bdc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fo:background-color="#46bdc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46bdc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46bdc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000000" style:border-line-width-top="0.51pt 0.74pt 0.51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46bdc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1.76pt double-thin #000000" style:border-line-width-bottom="0.51pt 0.74pt 0.51pt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onents-by-application-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number-columns-repeated="1003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0" office:value-type="string" calcext:value-type="string">
            <text:p>Discussion thread</text:p>
          </table:table-cell>
          <table:table-cell table:style-name="ce21" office:value-type="string" calcext:value-type="string">
            <text:p>replaced-by</text:p>
          </table:table-cell>
          <table:table-cell table:style-name="ce27" office:value-type="string" calcext:value-type="string">
            <text:p>Mural section</text:p>
          </table:table-cell>
          <table:table-cell table:style-name="ce21" office:value-type="string" calcext:value-type="string">
            <text:p>Information model</text:p>
          </table:table-cell>
          <table:table-cell table:style-name="ce21" office:value-type="string" calcext:value-type="string">
            <text:p>Application types (confirmed)</text:p>
          </table:table-cell>
          <table:table-cell table:style-name="ce21" office:value-type="string" calcext:value-type="string">
            <text:p>Specification</text:p>
          </table:table-cell>
          <table:table-cell table:style-name="ce21" office:value-type="string" calcext:value-type="string">
            <text:p>Documentation/guidance</text:p>
          </table:table-cell>
          <table:table-cell table:style-name="ce1" table:number-columns-repeated="2"/>
          <table:table-cell table:style-name="ce35"/>
          <table:table-cell table:style-name="ce1" table:number-columns-repeated="3"/>
          <table:table-cell table:style-name="ce35"/>
          <table:table-cell table:style-name="ce1" table:number-columns-repeated="8"/>
          <table:table-cell table:style-name="ce38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Adjoining premises</text:p>
          </table:table-cell>
          <table:table-cell table:style-name="ce11" office:value-type="string" calcext:value-type="string">
            <text:p><text:a xlink:href="https://github.com/digital-land/planning-application-data-specification/discussions/25" xlink:type="simple">#25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0-1732086780613" xlink:type="simple">https://app.mural.co/t/mhclg2837/m/mhclg2837/1725433229053/59188edd3a93d0fc0e1c5c2e3bd2bc2d8749f4bf?wid=0-1732086780613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25#discussioncomment-12275837" xlink:type="simple">https://github.com/digital-land/planning-application-data-specification/discussions/25#discussioncomment-12275837</text:a>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Advertisement period</text:p>
          </table:table-cell>
          <table:table-cell table:style-name="ce12" office:value-type="string" calcext:value-type="string">
            <text:p><text:a xlink:href="https://github.com/digital-land/planning-application-data-specification/discussions/27" xlink:type="simple">#27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0-1732086895046" xlink:type="simple">https://app.mural.co/t/mhclg2837/m/mhclg2837/1725433229053/59188edd3a93d0fc0e1c5c2e3bd2bc2d8749f4bf?wid=0-1732086895046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27#discussioncomment-12170904" xlink:type="simple">https://github.com/digital-land/planning-application-data-specification/discussions/27#discussioncomment-12170904</text:a></text:p>
          </table:table-cell>
          <table:table-cell table:style-name="ce32"/>
          <table:table-cell table:style-name="ce3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Agent contact details</text:p>
          </table:table-cell>
          <table:table-cell table:style-name="ce13" office:value-type="string" calcext:value-type="string">
            <text:p><text:a xlink:href="https://github.com/digital-land/planning-application-data-specification/discussions/30" xlink:type="simple">#30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0-1732087281977" xlink:type="simple">https://app.mural.co/t/mhclg2837/m/mhclg2837/1725433229053/59188edd3a93d0fc0e1c5c2e3bd2bc2d8749f4bf?wid=0-1732087281977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30#discussioncomment-12184839" xlink:type="simple">https://github.com/digital-land/planning-application-data-specification/discussions/30#discussioncomment-12184839</text:a></text:p>
          </table:table-cell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Agent name and address</text:p>
          </table:table-cell>
          <table:table-cell table:style-name="ce14" office:value-type="string" calcext:value-type="string">
            <text:p><text:a xlink:href="https://github.com/digital-land/planning-application-data-specification/discussions/28" xlink:type="simple">#28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087291743" xlink:type="simple">https://app.mural.co/t/mhclg2837/m/mhclg2837/1725433229053/59188edd3a93d0fc0e1c5c2e3bd2bc2d8749f4bf?wid=1-1732087291743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28#discussioncomment-12184632" xlink:type="simple">https://github.com/digital-land/planning-application-data-specification/discussions/28#discussioncomment-12184632</text:a></text:p>
          </table:table-cell>
          <table:table-cell table:style-name="ce3" table:number-columns-repeated="5"/>
          <table:table-cell table:style-name="ce7"/>
          <table:table-cell table:style-name="ce3" table:number-columns-repeated="3"/>
          <table:table-cell table:style-name="ce7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All types of development: Non-residential floorspace</text:p>
          </table:table-cell>
          <table:table-cell table:style-name="ce11" office:value-type="string" calcext:value-type="string">
            <text:p><text:a xlink:href="https://github.com/digital-land/planning-application-data-specification/discussions/46" xlink:type="simple">#46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7671778" xlink:type="simple">https://app.mural.co/t/mhclg2837/m/mhclg2837/1725433229053/59188edd3a93d0fc0e1c5c2e3bd2bc2d8749f4bf?wid=1-1732087671778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46#discussioncomment-12276141" xlink:type="simple">https://github.com/digital-land/planning-application-data-specification/discussions/46#discussioncomment-12276141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7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pplicant contact details</text:p>
          </table:table-cell>
          <table:table-cell table:style-name="ce14" office:value-type="string" calcext:value-type="string">
            <text:p><text:a xlink:href="https://github.com/digital-land/planning-application-data-specification/discussions/31" xlink:type="simple">#31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2-1732087337243" xlink:type="simple">https://app.mural.co/t/mhclg2837/m/mhclg2837/1725433229053/59188edd3a93d0fc0e1c5c2e3bd2bc2d8749f4bf?wid=2-1732087337243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31#discussioncomment-12184849" xlink:type="simple">https://github.com/digital-land/planning-application-data-specification/discussions/31#discussioncomment-12184849</text:a></text:p>
          </table:table-cell>
          <table:table-cell table:style-name="ce3" table:number-columns-repeated="5"/>
          <table:table-cell table:style-name="ce7"/>
          <table:table-cell table:style-name="ce3" table:number-columns-repeated="3"/>
          <table:table-cell table:style-name="ce7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Applicant name and address</text:p>
          </table:table-cell>
          <table:table-cell table:style-name="ce13" office:value-type="string" calcext:value-type="string">
            <text:p><text:a xlink:href="https://github.com/digital-land/planning-application-data-specification/discussions/29" xlink:type="simple">#29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5-1732087337243" xlink:type="simple">https://app.mural.co/t/mhclg2837/m/mhclg2837/1725433229053/59188edd3a93d0fc0e1c5c2e3bd2bc2d8749f4bf?wid=5-1732087337243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29#discussioncomment-12184650" xlink:type="simple">https://github.com/digital-land/planning-application-data-specification/discussions/29#discussioncomment-12184650</text:a></text:p>
          </table:table-cell>
          <table:table-cell table:style-name="ce2" table:number-columns-repeated="5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4" office:value-type="string" calcext:value-type="string">
            <text:p>Application requirements - checklist</text:p>
          </table:table-cell>
          <table:table-cell table:style-name="ce12" office:value-type="string" calcext:value-type="string">
            <text:p><text:a xlink:href="https://github.com/digital-land/planning-application-data-specification/discussions/47" xlink:type="simple">#47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7758645" xlink:type="simple">https://app.mural.co/t/mhclg2837/m/mhclg2837/1725433229053/59188edd3a93d0fc0e1c5c2e3bd2bc2d8749f4bf?wid=1-1732087758645</text:a></text:p>
          </table:table-cell>
          <table:table-cell table:style-name="ce7"/>
          <table:table-cell table:style-name="ce3" table:number-columns-repeated="5"/>
          <table:table-cell table:style-name="ce7"/>
          <table:table-cell table:style-name="ce3"/>
          <table:table-cell table:style-name="ce32" table:number-columns-repeated="5"/>
          <table:table-cell table:style-name="ce3"/>
          <table:table-cell table:style-name="ce32" table:number-columns-repeated="3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Application for tree works - checklist</text:p>
          </table:table-cell>
          <table:table-cell table:style-name="ce12" office:value-type="string" calcext:value-type="string">
            <text:p><text:a xlink:href="https://github.com/digital-land/planning-application-data-specification/discussions/48" xlink:type="simple">#48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7824612" xlink:type="simple">https://app.mural.co/t/mhclg2837/m/mhclg2837/1725433229053/59188edd3a93d0fc0e1c5c2e3bd2bc2d8749f4bf?wid=1-1732087824612</text:a></text:p>
          </table:table-cell>
          <table:table-cell table:style-name="ce7"/>
          <table:table-cell table:style-name="ce3" table:number-columns-repeated="5"/>
          <table:table-cell table:style-name="ce7"/>
          <table:table-cell table:style-name="ce3"/>
          <table:table-cell table:style-name="ce32" table:number-columns-repeated="9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Assessment of flood risk</text:p>
          </table:table-cell>
          <table:table-cell table:style-name="ce11" office:value-type="string" calcext:value-type="string">
            <text:p><text:a xlink:href="https://github.com/digital-land/planning-application-data-specification/discussions/49" xlink:type="simple">#49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7861145" xlink:type="simple">https://app.mural.co/t/mhclg2837/m/mhclg2837/1725433229053/59188edd3a93d0fc0e1c5c2e3bd2bc2d8749f4bf?wid=1-1732087861145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49" xlink:type="simple">https://github.com/digital-land/planning-application-data-specification/discussions/49</text:a></text:p>
          </table:table-cell>
          <table:table-cell table:style-name="ce2" table:number-columns-repeated="5"/>
          <table:table-cell/>
          <table:table-cell table:style-name="ce2" table:number-columns-repeated="3"/>
          <table:table-cell table:number-columns-repeated="7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uthority employee / member</text:p>
          </table:table-cell>
          <table:table-cell table:style-name="ce14" office:value-type="string" calcext:value-type="string">
            <text:p><text:a xlink:href="https://github.com/digital-land/planning-application-data-specification/discussions/50" xlink:type="simple">#50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088023381" xlink:type="simple">https://app.mural.co/t/mhclg2837/m/mhclg2837/1725433229053/59188edd3a93d0fc0e1c5c2e3bd2bc2d8749f4bf?wid=1-1732088023381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50#discussioncomment-12170532" xlink:type="simple">https://github.com/digital-land/planning-application-data-specification/discussions/50#discussioncomment-12170532</text:a></text:p>
          </table:table-cell>
          <table:table-cell table:style-name="ce3" table:number-columns-repeated="5"/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style-name="ce32" table:number-columns-repeated="3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Biodiversity and geological conservation</text:p>
          </table:table-cell>
          <table:table-cell table:style-name="ce11" office:value-type="string" calcext:value-type="string">
            <text:p><text:a xlink:href="https://github.com/digital-land/planning-application-data-specification/discussions/51" xlink:type="simple">#51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8060347" xlink:type="simple">https://app.mural.co/t/mhclg2837/m/mhclg2837/1725433229053/59188edd3a93d0fc0e1c5c2e3bd2bc2d8749f4bf?wid=1-1732088060347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51#discussioncomment-12275712" xlink:type="simple">https://github.com/digital-land/planning-application-data-specification/discussions/51#discussioncomment-12275712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Biodiversity, geological, archaeological conservation</text:p>
          </table:table-cell>
          <table:table-cell table:style-name="ce11" office:value-type="string" calcext:value-type="string">
            <text:p><text:a xlink:href="https://github.com/digital-land/planning-application-data-specification/discussions/52" xlink:type="simple">#52</text:a></text:p>
          </table:table-cell>
          <table:table-cell table:style-name="ce2" office:value-type="string" calcext:value-type="string">
            <text:p>Biodiversity and geological conservation</text:p>
          </table:table-cell>
          <table:table-cell table:style-name="ce28" office:value-type="string" calcext:value-type="string">
            <text:p><text:a xlink:href="https://app.mural.co/t/mhclg2837/m/mhclg2837/1725433229053/59188edd3a93d0fc0e1c5c2e3bd2bc2d8749f4bf?wid=1-1732088092581" xlink:type="simple">https://app.mural.co/t/mhclg2837/m/mhclg2837/1725433229053/59188edd3a93d0fc0e1c5c2e3bd2bc2d8749f4bf?wid=1-1732088092581</text:a></text:p>
          </table:table-cell>
          <table:table-cell table:style-name="ce8"/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Biodiversity net gain</text:p>
          </table:table-cell>
          <table:table-cell table:style-name="ce14" office:value-type="string" calcext:value-type="string">
            <text:p><text:a xlink:href="https://github.com/digital-land/planning-application-data-specification/discussions/53" xlink:type="simple">#53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088127379" xlink:type="simple">https://app.mural.co/t/mhclg2837/m/mhclg2837/1725433229053/59188edd3a93d0fc0e1c5c2e3bd2bc2d8749f4bf?wid=1-1732088127379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53#discussioncomment-12167743" xlink:type="simple">https://github.com/digital-land/planning-application-data-specification/discussions/53#discussioncomment-12167743</text:a></text:p>
          </table:table-cell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3"/>
          <table:table-cell table:style-name="ce32" table:number-columns-repeated="5"/>
          <table:table-cell table:style-name="ce3"/>
          <table:table-cell table:style-name="ce32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Certificate of lawfulness for proposed works - Interest in listed buildings</text:p>
          </table:table-cell>
          <table:table-cell table:style-name="ce11" office:value-type="string" calcext:value-type="string">
            <text:p><text:a xlink:href="https://github.com/digital-land/planning-application-data-specification/discussions/54" xlink:type="simple">#54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8165213" xlink:type="simple">https://app.mural.co/t/mhclg2837/m/mhclg2837/1725433229053/59188edd3a93d0fc0e1c5c2e3bd2bc2d8749f4bf?wid=1-1732088165213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54#discussioncomment-12275634" xlink:type="simple">https://github.com/digital-land/planning-application-data-specification/discussions/54#discussioncomment-12275634</text:a></text:p>
          </table:table-cell>
          <table:table-cell table:number-columns-repeated="3"/>
          <table:table-cell table:style-name="ce2" table:number-columns-repeated="2"/>
          <table:table-cell/>
          <table:table-cell table:style-name="ce2"/>
          <table:table-cell table:number-columns-repeated="5"/>
          <table:table-cell table:style-name="ce2" table:number-columns-repeated="3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Checklist</text:p>
          </table:table-cell>
          <table:table-cell table:style-name="ce12" office:value-type="string" calcext:value-type="string">
            <text:p><text:a xlink:href="https://github.com/digital-land/planning-application-data-specification/discussions/55" xlink:type="simple">#55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8206613" xlink:type="simple">https://app.mural.co/t/mhclg2837/m/mhclg2837/1725433229053/59188edd3a93d0fc0e1c5c2e3bd2bc2d8749f4bf?wid=1-1732088206613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55#discussioncomment-12223336" xlink:type="simple">https://github.com/digital-land/planning-application-data-specification/discussions/55#discussioncomment-12223336</text:a></text:p>
          </table:table-cell>
          <table:table-cell table:style-name="ce32" table:number-columns-repeated="3"/>
          <table:table-cell table:style-name="ce3" table:number-columns-repeated="2"/>
          <table:table-cell table:style-name="ce32"/>
          <table:table-cell table:style-name="ce3"/>
          <table:table-cell table:style-name="ce32" table:number-columns-repeated="6"/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Condition(s) - removal</text:p>
          </table:table-cell>
          <table:table-cell table:style-name="ce11" office:value-type="string" calcext:value-type="string">
            <text:p><text:a xlink:href="https://github.com/digital-land/planning-application-data-specification/discussions/56" xlink:type="simple">#56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8449279" xlink:type="simple">https://app.mural.co/t/mhclg2837/m/mhclg2837/1725433229053/59188edd3a93d0fc0e1c5c2e3bd2bc2d8749f4bf?wid=1-1732088449279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56#discussioncomment-12275485" xlink:type="simple">https://github.com/digital-land/planning-application-data-specification/discussions/56#discussioncomment-12275485</text:a></text:p>
          </table:table-cell>
          <table:table-cell table:number-columns-repeated="3"/>
          <table:table-cell table:style-name="ce2" table:number-columns-repeated="2"/>
          <table:table-cell/>
          <table:table-cell table:style-name="ce2"/>
          <table:table-cell table:number-columns-repeated="6"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3" office:value-type="string" calcext:value-type="string">
            <text:p>Declaration</text:p>
          </table:table-cell>
          <table:table-cell table:style-name="ce14" office:value-type="string" calcext:value-type="string">
            <text:p><text:a xlink:href="https://github.com/digital-land/planning-application-data-specification/discussions/57" xlink:type="simple">#57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088559878" xlink:type="simple">https://app.mural.co/t/mhclg2837/m/mhclg2837/1725433229053/59188edd3a93d0fc0e1c5c2e3bd2bc2d8749f4bf?wid=1-1732088559878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57#discussioncomment-12114670" xlink:type="simple">https://github.com/digital-land/planning-application-data-specification/discussions/57#discussioncomment-12114670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7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Declaration - trees</text:p>
          </table:table-cell>
          <table:table-cell table:style-name="ce12" office:value-type="string" calcext:value-type="string">
            <text:p><text:a xlink:href="https://github.com/digital-land/planning-application-data-specification/discussions/58" xlink:type="simple">#58</text:a></text:p>
          </table:table-cell>
          <table:table-cell table:style-name="ce23" office:value-type="string" calcext:value-type="string">
            <text:p>Declaration</text:p>
          </table:table-cell>
          <table:table-cell table:style-name="ce29" office:value-type="string" calcext:value-type="string">
            <text:p><text:a xlink:href="https://app.mural.co/t/mhclg2837/m/mhclg2837/1725433229053/59188edd3a93d0fc0e1c5c2e3bd2bc2d8749f4bf?wid=1-1732088583245" xlink:type="simple">https://app.mural.co/t/mhclg2837/m/mhclg2837/1725433229053/59188edd3a93d0fc0e1c5c2e3bd2bc2d8749f4bf?wid=1-1732088583245</text:a></text:p>
          </table:table-cell>
          <table:table-cell table:style-name="ce32" table:number-columns-repeated="3"/>
          <table:table-cell table:style-name="ce3" table:number-columns-repeated="3"/>
          <table:table-cell table:style-name="ce7"/>
          <table:table-cell table:style-name="ce3"/>
          <table:table-cell table:style-name="ce32" table:number-columns-repeated="9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Designated areas</text:p>
          </table:table-cell>
          <table:table-cell table:style-name="ce11" office:value-type="string" calcext:value-type="string">
            <text:p><text:a xlink:href="https://github.com/digital-land/planning-application-data-specification/discussions/59" xlink:type="simple">#59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0-1732545241576" xlink:type="simple">https://app.mural.co/t/mhclg2837/m/mhclg2837/1725433229053/59188edd3a93d0fc0e1c5c2e3bd2bc2d8749f4bf?wid=0-1732545241576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59#discussioncomment-12275153" xlink:type="simple">https://github.com/digital-land/planning-application-data-specification/discussions/59#discussioncomment-12275153</text:a></text:p>
          </table:table-cell>
          <table:table-cell table:style-name="ce8" office:value-type="string" calcext:value-type="string">
            <text:p>Planning application for development relating to the onshore extraction of oil and gas</text:p>
          </table:table-cell>
          <table:table-cell/>
          <table:table-cell table:style-name="ce2" table:number-columns-repeated="3"/>
          <table:table-cell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Demolition</text:p>
          </table:table-cell>
          <table:table-cell table:style-name="ce12" office:value-type="string" calcext:value-type="string">
            <text:p><text:a xlink:href="https://github.com/digital-land/planning-application-data-specification/discussions/60" xlink:type="simple">#60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8611978" xlink:type="simple">https://app.mural.co/t/mhclg2837/m/mhclg2837/1725433229053/59188edd3a93d0fc0e1c5c2e3bd2bc2d8749f4bf?wid=1-1732088611978</text:a></text:p>
          </table:table-cell>
          <table:table-cell table:style-name="ce33" office:value-type="string" calcext:value-type="string">
            <text:p><text:a xlink:href="https://github.com/digital-land/planning-application-data-specification/discussions/60#discussioncomment-12248329" xlink:type="simple">https://github.com/digital-land/planning-application-data-specification/discussions/60#discussioncomment-12248329</text:a></text:p>
          </table:table-cell>
          <table:table-cell table:style-name="ce3" office:value-type="string" calcext:value-type="string">
            <text:p>lbc</text:p>
          </table:table-cell>
          <table:table-cell table:style-name="ce3"/>
          <table:table-cell table:style-name="ce32"/>
          <table:table-cell table:style-name="ce3" table:number-columns-repeated="2"/>
          <table:table-cell table:style-name="ce32"/>
          <table:table-cell table:style-name="ce3"/>
          <table:table-cell table:style-name="ce32" table:number-columns-repeated="9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Description of existing use, building works or activity</text:p>
          </table:table-cell>
          <table:table-cell table:style-name="ce13" office:value-type="string" calcext:value-type="string">
            <text:p><text:a xlink:href="https://github.com/digital-land/planning-application-data-specification/discussions/61" xlink:type="simple">#61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1-1732088657478" xlink:type="simple">https://app.mural.co/t/mhclg2837/m/mhclg2837/1725433229053/59188edd3a93d0fc0e1c5c2e3bd2bc2d8749f4bf?wid=1-1732088657478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61#discussioncomment-12267019" xlink:type="simple">https://github.com/digital-land/planning-application-data-specification/discussions/61#discussioncomment-12267019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Description of proposed works</text:p>
          </table:table-cell>
          <table:table-cell table:style-name="ce15" office:value-type="string" calcext:value-type="string">
            <text:p>#156</text:p>
          </table:table-cell>
          <table:table-cell table:style-name="ce24"/>
          <table:table-cell table:style-name="ce8"/>
          <table:table-cell table:style-name="ce28" office:value-type="string" calcext:value-type="string">
            <text:p><text:a xlink:href="https://github.com/digital-land/planning-application-data-specification/discussions/156#discussioncomment-12286449" xlink:type="simple">https://github.com/digital-land/planning-application-data-specification/discussions/156#discussioncomment-12286449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Description of use, building works or activity</text:p>
          </table:table-cell>
          <table:table-cell table:style-name="ce13" office:value-type="string" calcext:value-type="string">
            <text:p><text:a xlink:href="https://github.com/digital-land/planning-application-data-specification/discussions/62" xlink:type="simple">#62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1-1732088822911" xlink:type="simple">https://app.mural.co/t/mhclg2837/m/mhclg2837/1725433229053/59188edd3a93d0fc0e1c5c2e3bd2bc2d8749f4bf?wid=1-1732088822911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62#discussioncomment-12275103" xlink:type="simple">https://github.com/digital-land/planning-application-data-specification/discussions/62#discussioncomment-12275103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Description of the proposal</text:p>
          </table:table-cell>
          <table:table-cell table:style-name="ce13" office:value-type="string" calcext:value-type="string">
            <text:p><text:a xlink:href="https://github.com/digital-land/planning-application-data-specification/discussions/45" xlink:type="simple">#45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1-1732088850244" xlink:type="simple">https://app.mural.co/t/mhclg2837/m/mhclg2837/1725433229053/59188edd3a93d0fc0e1c5c2e3bd2bc2d8749f4bf?wid=1-1732088850244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45#discussioncomment-12187088" xlink:type="simple">https://github.com/digital-land/planning-application-data-specification/discussions/45#discussioncomment-12187088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2" office:value-type="string" calcext:value-type="string">
            <text:p>Description of your proposal</text:p>
          </table:table-cell>
          <table:table-cell table:style-name="ce11" office:value-type="string" calcext:value-type="string">
            <text:p><text:a xlink:href="https://github.com/digital-land/planning-application-data-specification/discussions/63" xlink:type="simple">#63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8884211" xlink:type="simple">https://app.mural.co/t/mhclg2837/m/mhclg2837/1725433229053/59188edd3a93d0fc0e1c5c2e3bd2bc2d8749f4bf?wid=1-1732088884211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63#discussioncomment-12286368" xlink:type="simple">https://github.com/digital-land/planning-application-data-specification/discussions/63#discussioncomment-12286368</text:a></text:p>
          </table:table-cell>
          <table:table-cell table:number-columns-repeated="3"/>
          <table:table-cell table:style-name="ce2" table:number-columns-repeated="2"/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Description of the proposed development including any non-residential development</text:p>
          </table:table-cell>
          <table:table-cell table:style-name="ce11" office:value-type="string" calcext:value-type="string">
            <text:p><text:a xlink:href="https://github.com/digital-land/planning-application-data-specification/discussions/79" xlink:type="simple">#79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8911477" xlink:type="simple">https://app.mural.co/t/mhclg2837/m/mhclg2837/1725433229053/59188edd3a93d0fc0e1c5c2e3bd2bc2d8749f4bf?wid=1-1732088911477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79#discussioncomment-12250430" xlink:type="simple">https://github.com/digital-land/planning-application-data-specification/discussions/79#discussioncomment-12250430</text:a></text:p>
          </table:table-cell>
          <table:table-cell table:number-columns-repeated="3"/>
          <table:table-cell table:style-name="ce2" table:number-columns-repeated="2"/>
          <table:table-cell/>
          <table:table-cell table:style-name="ce2"/>
          <table:table-cell table:number-columns-repeated="6"/>
          <table:table-cell table:style-name="ce2" table:number-columns-repeated="2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5" office:value-type="string" calcext:value-type="string">
            <text:p>Description of the proposed work</text:p>
          </table:table-cell>
          <table:table-cell table:style-name="ce11" office:value-type="string" calcext:value-type="string">
            <text:p><text:a xlink:href="https://github.com/digital-land/planning-application-data-specification/discussions/80" xlink:type="simple">#80</text:a></text:p>
          </table:table-cell>
          <table:table-cell table:style-name="ce2" office:value-type="string" calcext:value-type="string">
            <text:p>Description of the proposal</text:p>
          </table:table-cell>
          <table:table-cell table:style-name="ce28" office:value-type="string" calcext:value-type="string">
            <text:p><text:a xlink:href="https://app.mural.co/t/mhclg2837/m/mhclg2837/1725433229053/59188edd3a93d0fc0e1c5c2e3bd2bc2d8749f4bf?wid=1-1732088960103" xlink:type="simple">https://app.mural.co/t/mhclg2837/m/mhclg2837/1725433229053/59188edd3a93d0fc0e1c5c2e3bd2bc2d8749f4bf?wid=1-1732088960103</text:a></text:p>
          </table:table-cell>
          <table:table-cell table:style-name="ce8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5"/>
          <table:table-cell table:style-name="ce2" table:number-columns-repeated="3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Description of proposed works, impacts and risks</text:p>
          </table:table-cell>
          <table:table-cell table:style-name="ce11" office:value-type="string" calcext:value-type="string">
            <text:p><text:a xlink:href="https://github.com/digital-land/planning-application-data-specification/discussions/81" xlink:type="simple">#81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9004001" xlink:type="simple">https://app.mural.co/t/mhclg2837/m/mhclg2837/1725433229053/59188edd3a93d0fc0e1c5c2e3bd2bc2d8749f4bf?wid=1-1732089004001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81#discussioncomment-12274837" xlink:type="simple">https://github.com/digital-land/planning-application-data-specification/discussions/81#discussioncomment-12274837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5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Details of proposed advertisement(s)</text:p>
          </table:table-cell>
          <table:table-cell table:style-name="ce11" office:value-type="string" calcext:value-type="string">
            <text:p><text:a xlink:href="https://github.com/digital-land/planning-application-data-specification/discussions/82" xlink:type="simple">#82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9032132" xlink:type="simple">https://app.mural.co/t/mhclg2837/m/mhclg2837/1725433229053/59188edd3a93d0fc0e1c5c2e3bd2bc2d8749f4bf?wid=1-1732089032132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82" xlink:type="simple">https://github.com/digital-land/planning-application-data-specification/discussions/82</text:a>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Development description</text:p>
          </table:table-cell>
          <table:table-cell table:style-name="ce11" office:value-type="string" calcext:value-type="string">
            <text:p><text:a xlink:href="https://github.com/digital-land/planning-application-data-specification/discussions/83" xlink:type="simple">#83</text:a></text:p>
          </table:table-cell>
          <table:table-cell table:style-name="ce2" office:value-type="string" calcext:value-type="string">
            <text:p>Description of the proposal</text:p>
          </table:table-cell>
          <table:table-cell table:style-name="ce28" office:value-type="string" calcext:value-type="string">
            <text:p><text:a xlink:href="https://app.mural.co/t/mhclg2837/m/mhclg2837/1725433229053/59188edd3a93d0fc0e1c5c2e3bd2bc2d8749f4bf?wid=1-1732089056764" xlink:type="simple">https://app.mural.co/t/mhclg2837/m/mhclg2837/1725433229053/59188edd3a93d0fc0e1c5c2e3bd2bc2d8749f4bf?wid=1-1732089056764</text:a></text:p>
          </table:table-cell>
          <table:table-cell table:style-name="ce8"/>
          <table:table-cell table:style-name="ce2" table:number-columns-repeated="5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 table:number-columns-repeated="4"/>
          <table:table-cell table:number-columns-repeated="1001"/>
        </table:table-row>
        <table:table-row table:style-name="ro1">
          <table:table-cell table:style-name="ce3" office:value-type="string" calcext:value-type="string">
            <text:p>Discharge of condition</text:p>
          </table:table-cell>
          <table:table-cell table:style-name="ce16" office:value-type="string" calcext:value-type="string">
            <text:p>#149</text:p>
          </table:table-cell>
          <table:table-cell table:style-name="ce2"/>
          <table:table-cell table:style-name="ce8"/>
          <table:table-cell table:style-name="ce28" office:value-type="string" calcext:value-type="string">
            <text:p><text:a xlink:href="https://github.com/digital-land/planning-application-data-specification/discussions/149" xlink:type="simple">https://github.com/digital-land/planning-application-data-specification/discussions/149</text:a></text:p>
          </table:table-cell>
          <table:table-cell table:style-name="ce2" table:number-columns-repeated="5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 table:number-columns-repeated="4"/>
          <table:table-cell table:number-columns-repeated="1001"/>
        </table:table-row>
        <table:table-row table:style-name="ro1">
          <table:table-cell table:style-name="ce6" office:value-type="string" calcext:value-type="string">
            <text:p>Eligibility</text:p>
          </table:table-cell>
          <table:table-cell table:style-name="ce12" office:value-type="string" calcext:value-type="string">
            <text:p><text:a xlink:href="https://github.com/digital-land/planning-application-data-specification/discussions/44" xlink:type="simple">#44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173131" xlink:type="simple">https://app.mural.co/t/mhclg2837/m/mhclg2837/1725433229053/59188edd3a93d0fc0e1c5c2e3bd2bc2d8749f4bf?wid=1-1732089173131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44#discussioncomment-12272674" xlink:type="simple">https://github.com/digital-land/planning-application-data-specification/discussions/44#discussioncomment-12272674</text:a></text:p>
          </table:table-cell>
          <table:table-cell table:style-name="ce3" table:number-columns-repeated="5"/>
          <table:table-cell table:style-name="ce32"/>
          <table:table-cell table:style-name="ce3"/>
          <table:table-cell table:style-name="ce32" table:number-columns-repeated="5"/>
          <table:table-cell table:style-name="ce3"/>
          <table:table-cell table:style-name="ce32"/>
          <table:table-cell table:style-name="ce3" table:number-columns-repeated="4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3" office:value-type="string" calcext:value-type="string">
            <text:p>Eligibility - Related operations and works</text:p>
          </table:table-cell>
          <table:table-cell table:style-name="ce12" office:value-type="string" calcext:value-type="string">
            <text:p><text:a xlink:href="https://github.com/digital-land/planning-application-data-specification/discussions/87" xlink:type="simple">#87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197296" xlink:type="simple">https://app.mural.co/t/mhclg2837/m/mhclg2837/1725433229053/59188edd3a93d0fc0e1c5c2e3bd2bc2d8749f4bf?wid=1-1732089197296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87#discussioncomment-12265364" xlink:type="simple">https://github.com/digital-land/planning-application-data-specification/discussions/87#discussioncomment-12265364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32" table:number-columns-repeated="3"/>
          <table:table-cell table:style-name="ce3" table:number-columns-repeated="6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3" office:value-type="string" calcext:value-type="string">
            <text:p>Eligibility - The current building and site</text:p>
          </table:table-cell>
          <table:table-cell table:style-name="ce12" office:value-type="string" calcext:value-type="string">
            <text:p><text:a xlink:href="https://github.com/digital-land/planning-application-data-specification/discussions/88" xlink:type="simple">#88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217463" xlink:type="simple">https://app.mural.co/t/mhclg2837/m/mhclg2837/1725433229053/59188edd3a93d0fc0e1c5c2e3bd2bc2d8749f4bf?wid=1-1732089217463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88#discussioncomment-12266897" xlink:type="simple">https://github.com/digital-land/planning-application-data-specification/discussions/88#discussioncomment-12266897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32" table:number-columns-repeated="3"/>
          <table:table-cell table:style-name="ce3" table:number-columns-repeated="6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3" office:value-type="string" calcext:value-type="string">
            <text:p>Eligibility - The proposed development</text:p>
          </table:table-cell>
          <table:table-cell table:style-name="ce12" office:value-type="string" calcext:value-type="string">
            <text:p><text:a xlink:href="https://github.com/digital-land/planning-application-data-specification/discussions/89" xlink:type="simple">#89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242963" xlink:type="simple">https://app.mural.co/t/mhclg2837/m/mhclg2837/1725433229053/59188edd3a93d0fc0e1c5c2e3bd2bc2d8749f4bf?wid=1-1732089242963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89#discussioncomment-12276041" xlink:type="simple">https://github.com/digital-land/planning-application-data-specification/discussions/89#discussioncomment-12276041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32" table:number-columns-repeated="3"/>
          <table:table-cell table:style-name="ce3" table:number-columns-repeated="6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Employment</text:p>
          </table:table-cell>
          <table:table-cell table:style-name="ce11" office:value-type="string" calcext:value-type="string">
            <text:p><text:a xlink:href="https://github.com/digital-land/planning-application-data-specification/discussions/43" xlink:type="simple">#43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9288329" xlink:type="simple">https://app.mural.co/t/mhclg2837/m/mhclg2837/1725433229053/59188edd3a93d0fc0e1c5c2e3bd2bc2d8749f4bf?wid=1-1732089288329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43" xlink:type="simple">https://github.com/digital-land/planning-application-data-specification/discussions/43</text:a></text:p>
          </table:table-cell>
          <table:table-cell table:style-name="ce2" table:number-columns-repeated="5"/>
          <table:table-cell/>
          <table:table-cell table:style-name="ce2" table:number-columns-repeated="3"/>
          <table:table-cell table:number-columns-repeated="3"/>
          <table:table-cell table:style-name="ce2"/>
          <table:table-cell/>
          <table:table-cell table:style-name="ce2" table:number-columns-repeated="4"/>
          <table:table-cell table:number-columns-repeated="1001"/>
        </table:table-row>
        <table:table-row table:style-name="ro1">
          <table:table-cell table:style-name="ce3" office:value-type="string" calcext:value-type="string">
            <text:p>Equipment and method used</text:p>
          </table:table-cell>
          <table:table-cell table:style-name="ce12" office:value-type="string" calcext:value-type="string">
            <text:p><text:a xlink:href="https://github.com/digital-land/planning-application-data-specification/discussions/85" xlink:type="simple">#85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314830" xlink:type="simple">https://app.mural.co/t/mhclg2837/m/mhclg2837/1725433229053/59188edd3a93d0fc0e1c5c2e3bd2bc2d8749f4bf?wid=1-1732089314830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85#discussioncomment-12191561" xlink:type="simple">https://github.com/digital-land/planning-application-data-specification/discussions/85#discussioncomment-12191561</text:a></text:p>
          </table:table-cell>
          <table:table-cell table:style-name="ce32" table:number-columns-repeated="2"/>
          <table:table-cell table:style-name="ce3" table:number-columns-repeated="3"/>
          <table:table-cell table:style-name="ce32"/>
          <table:table-cell table:style-name="ce3"/>
          <table:table-cell table:style-name="ce32" table:number-columns-repeated="4"/>
          <table:table-cell table:style-name="ce3" table:number-columns-repeated="7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Existing use</text:p>
          </table:table-cell>
          <table:table-cell table:style-name="ce11" office:value-type="string" calcext:value-type="string">
            <text:p><text:a xlink:href="https://github.com/digital-land/planning-application-data-specification/discussions/42" xlink:type="simple">#42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9339497" xlink:type="simple">https://app.mural.co/t/mhclg2837/m/mhclg2837/1725433229053/59188edd3a93d0fc0e1c5c2e3bd2bc2d8749f4bf?wid=1-1732089339497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42#discussioncomment-12271853" xlink:type="simple">https://github.com/digital-land/planning-application-data-specification/discussions/42#discussioncomment-12271853</text:a></text:p>
          </table:table-cell>
          <table:table-cell table:style-name="ce2" table:number-columns-repeated="5"/>
          <table:table-cell/>
          <table:table-cell table:style-name="ce2" table:number-columns-repeated="3"/>
          <table:table-cell table:number-columns-repeated="2"/>
          <table:table-cell table:style-name="ce2" table:number-columns-repeated="7"/>
          <table:table-cell table:number-columns-repeated="1001"/>
        </table:table-row>
        <table:table-row table:style-name="ro1">
          <table:table-cell table:style-name="ce3" office:value-type="string" calcext:value-type="string">
            <text:p>Explanation for proposed demolition work</text:p>
          </table:table-cell>
          <table:table-cell table:style-name="ce12" office:value-type="string" calcext:value-type="string">
            <text:p><text:a xlink:href="https://github.com/digital-land/planning-application-data-specification/discussions/86" xlink:type="simple">#86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388262" xlink:type="simple">https://app.mural.co/t/mhclg2837/m/mhclg2837/1725433229053/59188edd3a93d0fc0e1c5c2e3bd2bc2d8749f4bf?wid=1-1732089388262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86#discussioncomment-12265568" xlink:type="simple">https://github.com/digital-land/planning-application-data-specification/discussions/86#discussioncomment-12265568</text:a></text:p>
          </table:table-cell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/>
          <table:table-cell table:style-name="ce3"/>
          <table:table-cell table:style-name="ce32" table:number-columns-repeated="3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Foul sewage</text:p>
          </table:table-cell>
          <table:table-cell table:style-name="ce11" office:value-type="string" calcext:value-type="string">
            <text:p><text:a xlink:href="https://github.com/digital-land/planning-application-data-specification/discussions/41" xlink:type="simple">#41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9557660" xlink:type="simple">https://app.mural.co/t/mhclg2837/m/mhclg2837/1725433229053/59188edd3a93d0fc0e1c5c2e3bd2bc2d8749f4bf?wid=1-1732089557660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41#discussioncomment-12266364" xlink:type="simple">https://github.com/digital-land/planning-application-data-specification/discussions/41#discussioncomment-12266364</text:a></text:p>
          </table:table-cell>
          <table:table-cell table:style-name="ce2" table:number-columns-repeated="5"/>
          <table:table-cell/>
          <table:table-cell table:style-name="ce2" table:number-columns-repeated="2"/>
          <table:table-cell table:number-columns-repeated="2"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Grounds for application</text:p>
          </table:table-cell>
          <table:table-cell table:style-name="ce12" office:value-type="string" calcext:value-type="string">
            <text:p><text:a xlink:href="https://github.com/digital-land/planning-application-data-specification/discussions/90" xlink:type="simple">#90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596794" xlink:type="simple">https://app.mural.co/t/mhclg2837/m/mhclg2837/1725433229053/59188edd3a93d0fc0e1c5c2e3bd2bc2d8749f4bf?wid=1-1732089596794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90#discussioncomment-12266428" xlink:type="simple">https://github.com/digital-land/planning-application-data-specification/discussions/90#discussioncomment-12266428</text:a></text:p>
          </table:table-cell>
          <table:table-cell table:style-name="ce3" table:number-columns-repeated="5"/>
          <table:table-cell table:style-name="ce32"/>
          <table:table-cell table:style-name="ce3" table:number-columns-repeated="2"/>
          <table:table-cell table:style-name="ce32" table:number-columns-repeated="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3" office:value-type="string" calcext:value-type="string">
            <text:p>Grounds for application for a lawful development certificate</text:p>
          </table:table-cell>
          <table:table-cell table:style-name="ce12" office:value-type="string" calcext:value-type="string">
            <text:p><text:a xlink:href="https://github.com/digital-land/planning-application-data-specification/discussions/91" xlink:type="simple">#91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621559" xlink:type="simple">https://app.mural.co/t/mhclg2837/m/mhclg2837/1725433229053/59188edd3a93d0fc0e1c5c2e3bd2bc2d8749f4bf?wid=1-1732089621559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91#discussioncomment-12286147" xlink:type="simple">https://github.com/digital-land/planning-application-data-specification/discussions/91#discussioncomment-12286147</text:a></text:p>
          </table:table-cell>
          <table:table-cell table:style-name="ce3" table:number-columns-repeated="5"/>
          <table:table-cell table:style-name="ce32"/>
          <table:table-cell table:style-name="ce3" table:number-columns-repeated="2"/>
          <table:table-cell table:style-name="ce32" table:number-columns-repeated="2"/>
          <table:table-cell table:style-name="ce3" table:number-columns-repeated="2"/>
          <table:table-cell table:style-name="ce32"/>
          <table:table-cell table:style-name="ce3" table:number-columns-repeated="5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3" office:value-type="string" calcext:value-type="string">
            <text:p>Grounds for application (information about the existing use(s))</text:p>
          </table:table-cell>
          <table:table-cell table:style-name="ce12" office:value-type="string" calcext:value-type="string">
            <text:p><text:a xlink:href="https://github.com/digital-land/planning-application-data-specification/discussions/92" xlink:type="simple">#92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676825" xlink:type="simple">https://app.mural.co/t/mhclg2837/m/mhclg2837/1725433229053/59188edd3a93d0fc0e1c5c2e3bd2bc2d8749f4bf?wid=1-1732089676825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92#discussioncomment-12266509" xlink:type="simple">https://github.com/digital-land/planning-application-data-specification/discussions/92#discussioncomment-12266509</text:a></text:p>
          </table:table-cell>
          <table:table-cell table:style-name="ce3" table:number-columns-repeated="5"/>
          <table:table-cell table:style-name="ce32"/>
          <table:table-cell table:style-name="ce3" table:number-columns-repeated="2"/>
          <table:table-cell table:style-name="ce32" table:number-columns-repeated="2"/>
          <table:table-cell table:style-name="ce3" table:number-columns-repeated="2"/>
          <table:table-cell table:style-name="ce32"/>
          <table:table-cell table:style-name="ce3" table:number-columns-repeated="5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3" office:value-type="string" calcext:value-type="string">
            <text:p>Grounds for application (information about the proposed use(s))</text:p>
          </table:table-cell>
          <table:table-cell table:style-name="ce12" office:value-type="string" calcext:value-type="string">
            <text:p><text:a xlink:href="https://github.com/digital-land/planning-application-data-specification/discussions/93" xlink:type="simple">#93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704459" xlink:type="simple">https://app.mural.co/t/mhclg2837/m/mhclg2837/1725433229053/59188edd3a93d0fc0e1c5c2e3bd2bc2d8749f4bf?wid=1-1732089704459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93#discussioncomment-12286099" xlink:type="simple">https://github.com/digital-land/planning-application-data-specification/discussions/93#discussioncomment-12286099</text:a></text:p>
          </table:table-cell>
          <table:table-cell table:style-name="ce3" table:number-columns-repeated="5"/>
          <table:table-cell table:style-name="ce32"/>
          <table:table-cell table:style-name="ce3" table:number-columns-repeated="2"/>
          <table:table-cell table:style-name="ce32" table:number-columns-repeated="2"/>
          <table:table-cell table:style-name="ce3" table:number-columns-repeated="2"/>
          <table:table-cell table:style-name="ce32"/>
          <table:table-cell table:style-name="ce3" table:number-columns-repeated="5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Hazardous substances</text:p>
          </table:table-cell>
          <table:table-cell table:style-name="ce11" office:value-type="string" calcext:value-type="string">
            <text:p><text:a xlink:href="https://github.com/digital-land/planning-application-data-specification/discussions/40" xlink:type="simple">#40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9726392" xlink:type="simple">https://app.mural.co/t/mhclg2837/m/mhclg2837/1725433229053/59188edd3a93d0fc0e1c5c2e3bd2bc2d8749f4bf?wid=1-1732089726392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40#discussioncomment-12266622" xlink:type="simple">https://github.com/digital-land/planning-application-data-specification/discussions/40#discussioncomment-12266622</text:a></text:p>
          </table:table-cell>
          <table:table-cell table:style-name="ce2" table:number-columns-repeated="5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3" office:value-type="string" calcext:value-type="string">
            <text:p>Hours of operation</text:p>
          </table:table-cell>
          <table:table-cell table:style-name="ce12" office:value-type="string" calcext:value-type="string">
            <text:p><text:a xlink:href="https://github.com/digital-land/planning-application-data-specification/discussions/39" xlink:type="simple">#39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756192" xlink:type="simple">https://app.mural.co/t/mhclg2837/m/mhclg2837/1725433229053/59188edd3a93d0fc0e1c5c2e3bd2bc2d8749f4bf?wid=1-1732089756192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39#discussioncomment-12265238" xlink:type="simple">https://github.com/digital-land/planning-application-data-specification/discussions/39#discussioncomment-12265238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32" table:number-columns-repeated="3"/>
          <table:table-cell table:style-name="ce3" table:number-columns-repeated="6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Identification of tree(s) and description of works</text:p>
          </table:table-cell>
          <table:table-cell table:style-name="ce11" office:value-type="string" calcext:value-type="string">
            <text:p><text:a xlink:href="https://github.com/digital-land/planning-application-data-specification/discussions/94" xlink:type="simple">#94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9785293" xlink:type="simple">https://app.mural.co/t/mhclg2837/m/mhclg2837/1725433229053/59188edd3a93d0fc0e1c5c2e3bd2bc2d8749f4bf?wid=1-1732089785293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94#discussioncomment-12263862" xlink:type="simple">https://github.com/digital-land/planning-application-data-specification/discussions/94#discussioncomment-12263862</text:a></text:p>
          </table:table-cell>
          <table:table-cell table:style-name="ce2" table:number-columns-repeated="2"/>
          <table:table-cell/>
          <table:table-cell table:style-name="ce2" table:number-columns-repeated="4"/>
          <table:table-cell table:number-columns-repeated="5"/>
          <table:table-cell table:style-name="ce2" table:number-columns-repeated="6"/>
          <table:table-cell table:number-columns-repeated="1001"/>
        </table:table-row>
        <table:table-row table:style-name="ro1">
          <table:table-cell table:style-name="ce3" office:value-type="string" calcext:value-type="string">
            <text:p>Industrial or commercial processes and machinery</text:p>
          </table:table-cell>
          <table:table-cell table:style-name="ce12" office:value-type="string" calcext:value-type="string">
            <text:p><text:a xlink:href="https://github.com/digital-land/planning-application-data-specification/discussions/95" xlink:type="simple">#95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894201" xlink:type="simple">https://app.mural.co/t/mhclg2837/m/mhclg2837/1725433229053/59188edd3a93d0fc0e1c5c2e3bd2bc2d8749f4bf?wid=1-1732089894201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95#discussioncomment-12285913" xlink:type="simple">https://github.com/digital-land/planning-application-data-specification/discussions/95#discussioncomment-12285913</text:a></text:p>
          </table:table-cell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3"/>
          <table:table-cell table:style-name="ce32" table:number-columns-repeated="3"/>
          <table:table-cell table:style-name="ce3" table:number-columns-repeated="6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Information in support of a lawful development certificate</text:p>
          </table:table-cell>
          <table:table-cell table:style-name="ce11" office:value-type="string" calcext:value-type="string">
            <text:p><text:a xlink:href="https://github.com/digital-land/planning-application-data-specification/discussions/96" xlink:type="simple">#96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9933401" xlink:type="simple">https://app.mural.co/t/mhclg2837/m/mhclg2837/1725433229053/59188edd3a93d0fc0e1c5c2e3bd2bc2d8749f4bf?wid=1-1732089933401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96#discussioncomment-12263771" xlink:type="simple">https://github.com/digital-land/planning-application-data-specification/discussions/96#discussioncomment-12263771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6"/>
          <table:table-cell table:number-columns-repeated="1001"/>
        </table:table-row>
        <table:table-row table:style-name="ro1">
          <table:table-cell table:style-name="ce2" office:value-type="string" calcext:value-type="string">
            <text:p>Information in support of a lawful development certificate - residential information</text:p>
          </table:table-cell>
          <table:table-cell table:style-name="ce11" office:value-type="string" calcext:value-type="string">
            <text:p><text:a xlink:href="https://github.com/digital-land/planning-application-data-specification/discussions/97" xlink:type="simple">#97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89965001" xlink:type="simple">https://app.mural.co/t/mhclg2837/m/mhclg2837/1725433229053/59188edd3a93d0fc0e1c5c2e3bd2bc2d8749f4bf?wid=1-1732089965001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97#discussioncomment-12285887" xlink:type="simple">https://github.com/digital-land/planning-application-data-specification/discussions/97#discussioncomment-12285887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 table:number-columns-repeated="6"/>
          <table:table-cell table:number-columns-repeated="1001"/>
        </table:table-row>
        <table:table-row table:style-name="ro1">
          <table:table-cell table:style-name="ce3" office:value-type="string" calcext:value-type="string">
            <text:p>Immunity from listing</text:p>
          </table:table-cell>
          <table:table-cell table:style-name="ce12" office:value-type="string" calcext:value-type="string">
            <text:p><text:a xlink:href="https://github.com/digital-land/planning-application-data-specification/discussions/38" xlink:type="simple">#38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089984734" xlink:type="simple">https://app.mural.co/t/mhclg2837/m/mhclg2837/1725433229053/59188edd3a93d0fc0e1c5c2e3bd2bc2d8749f4bf?wid=1-1732089984734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38#discussioncomment-12248708" xlink:type="simple">https://github.com/digital-land/planning-application-data-specification/discussions/38#discussioncomment-12248708</text:a></text:p>
          </table:table-cell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/>
          <table:table-cell table:style-name="ce3"/>
          <table:table-cell table:style-name="ce32" table:number-columns-repeated="4"/>
          <table:table-cell table:style-name="ce3" table:number-columns-repeated="7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Interest in the land</text:p>
          </table:table-cell>
          <table:table-cell table:style-name="ce11" office:value-type="string" calcext:value-type="string">
            <text:p><text:a xlink:href="https://github.com/digital-land/planning-application-data-specification/discussions/37" xlink:type="simple">#37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090015703" xlink:type="simple">https://app.mural.co/t/mhclg2837/m/mhclg2837/1725433229053/59188edd3a93d0fc0e1c5c2e3bd2bc2d8749f4bf?wid=1-1732090015703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37#discussioncomment-12249995" xlink:type="simple">https://github.com/digital-land/planning-application-data-specification/discussions/37#discussioncomment-12249995</text:a>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2" table:number-columns-repeated="7"/>
          <table:table-cell table:number-columns-repeated="1001"/>
        </table:table-row>
        <table:table-row table:style-name="ro1">
          <table:table-cell table:style-name="ce2" office:value-type="string" calcext:value-type="string">
            <text:p>Lawful development certificate - Interest in land</text:p>
          </table:table-cell>
          <table:table-cell table:style-name="ce11" office:value-type="string" calcext:value-type="string">
            <text:p><text:a xlink:href="https://github.com/digital-land/planning-application-data-specification/discussions/98" xlink:type="simple">#98</text:a></text:p>
          </table:table-cell>
          <table:table-cell table:style-name="ce24" office:value-type="string" calcext:value-type="string">
            <text:p>LDC - Interest in listed buildings</text:p>
          </table:table-cell>
          <table:table-cell table:style-name="ce28" office:value-type="string" calcext:value-type="string">
            <text:p><text:a xlink:href="https://app.mural.co/t/mhclg2837/m/mhclg2837/1725433229053/59188edd3a93d0fc0e1c5c2e3bd2bc2d8749f4bf?wid=1-1732090039635" xlink:type="simple">https://app.mural.co/t/mhclg2837/m/mhclg2837/1725433229053/59188edd3a93d0fc0e1c5c2e3bd2bc2d8749f4bf?wid=1-1732090039635</text:a></text:p>
          </table:table-cell>
          <table:table-cell table:style-name="ce8"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Listed building alterations</text:p>
          </table:table-cell>
          <table:table-cell table:style-name="ce12" office:value-type="string" calcext:value-type="string">
            <text:p><text:a xlink:href="https://github.com/digital-land/planning-application-data-specification/discussions/99" xlink:type="simple">#99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108040709" xlink:type="simple">https://app.mural.co/t/mhclg2837/m/mhclg2837/1725433229053/59188edd3a93d0fc0e1c5c2e3bd2bc2d8749f4bf?wid=1-1732108040709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99#discussioncomment-12248893" xlink:type="simple">https://github.com/digital-land/planning-application-data-specification/discussions/99#discussioncomment-12248893</text:a></text:p>
          </table:table-cell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/>
          <table:table-cell table:style-name="ce3"/>
          <table:table-cell table:style-name="ce32" table:number-columns-repeated="3"/>
          <table:table-cell table:style-name="ce3"/>
          <table:table-cell table:style-name="ce32"/>
          <table:table-cell table:style-name="ce3" table:number-columns-repeated="6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Listed building grading</text:p>
          </table:table-cell>
          <table:table-cell table:style-name="ce11" office:value-type="string" calcext:value-type="string">
            <text:p><text:a xlink:href="https://github.com/digital-land/planning-application-data-specification/discussions/36" xlink:type="simple">#36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108064774" xlink:type="simple">https://app.mural.co/t/mhclg2837/m/mhclg2837/1725433229053/59188edd3a93d0fc0e1c5c2e3bd2bc2d8749f4bf?wid=1-1732108064774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36#discussioncomment-12248985" xlink:type="simple">https://github.com/digital-land/planning-application-data-specification/discussions/36#discussioncomment-12248985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5"/>
          <table:table-cell table:style-name="ce2" table:number-columns-repeated="6"/>
          <table:table-cell table:number-columns-repeated="1001"/>
        </table:table-row>
        <table:table-row table:style-name="ro1">
          <table:table-cell table:style-name="ce3" office:value-type="string" calcext:value-type="string">
            <text:p>Location of advertisement(s)</text:p>
          </table:table-cell>
          <table:table-cell table:style-name="ce12" office:value-type="string" calcext:value-type="string">
            <text:p><text:a xlink:href="https://github.com/digital-land/planning-application-data-specification/discussions/64" xlink:type="simple">#64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108090708" xlink:type="simple">https://app.mural.co/t/mhclg2837/m/mhclg2837/1725433229053/59188edd3a93d0fc0e1c5c2e3bd2bc2d8749f4bf?wid=1-1732108090708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64#discussioncomment-12250089" xlink:type="simple">https://github.com/digital-land/planning-application-data-specification/discussions/64#discussioncomment-12250089</text:a></text:p>
          </table:table-cell>
          <table:table-cell table:style-name="ce32"/>
          <table:table-cell table:style-name="ce3"/>
          <table:table-cell table:style-name="ce32"/>
          <table:table-cell table:style-name="ce3" table:number-columns-repeated="2"/>
          <table:table-cell table:style-name="ce32"/>
          <table:table-cell table:style-name="ce3"/>
          <table:table-cell table:style-name="ce32" table:number-columns-repeated="6"/>
          <table:table-cell table:style-name="ce3" table:number-columns-repeated="5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Materials</text:p>
          </table:table-cell>
          <table:table-cell table:style-name="ce13" office:value-type="string" calcext:value-type="string">
            <text:p><text:a xlink:href="https://github.com/digital-land/planning-application-data-specification/discussions/26" xlink:type="simple">#26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1-1732108116142" xlink:type="simple">https://app.mural.co/t/mhclg2837/m/mhclg2837/1725433229053/59188edd3a93d0fc0e1c5c2e3bd2bc2d8749f4bf?wid=1-1732108116142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26#discussioncomment-12191361" xlink:type="simple">https://github.com/digital-land/planning-application-data-specification/discussions/26#discussioncomment-12191361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5"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3" office:value-type="string" calcext:value-type="string">
            <text:p>Neighbour and community consultation</text:p>
          </table:table-cell>
          <table:table-cell table:style-name="ce12" office:value-type="string" calcext:value-type="string">
            <text:p><text:a xlink:href="https://github.com/digital-land/planning-application-data-specification/discussions/65" xlink:type="simple">#65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108159842" xlink:type="simple">https://app.mural.co/t/mhclg2837/m/mhclg2837/1725433229053/59188edd3a93d0fc0e1c5c2e3bd2bc2d8749f4bf?wid=1-1732108159842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65#discussioncomment-12249092" xlink:type="simple">https://github.com/digital-land/planning-application-data-specification/discussions/65#discussioncomment-12249092</text:a></text:p>
          </table:table-cell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/>
          <table:table-cell table:style-name="ce3"/>
          <table:table-cell table:style-name="ce32" table:number-columns-repeated="6"/>
          <table:table-cell table:style-name="ce3" table:number-columns-repeated="5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Non-material amendment(s) sought</text:p>
          </table:table-cell>
          <table:table-cell table:style-name="ce11" office:value-type="string" calcext:value-type="string">
            <text:p><text:a xlink:href="https://github.com/digital-land/planning-application-data-specification/discussions/76" xlink:type="simple">#76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108184966" xlink:type="simple">https://app.mural.co/t/mhclg2837/m/mhclg2837/1725433229053/59188edd3a93d0fc0e1c5c2e3bd2bc2d8749f4bf?wid=1-1732108184966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76#discussioncomment-12263567" xlink:type="simple">https://github.com/digital-land/planning-application-data-specification/discussions/76#discussioncomment-12263567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4" office:value-type="string" calcext:value-type="string">
            <text:p>Ownership certificates</text:p>
          </table:table-cell>
          <table:table-cell table:style-name="ce12" office:value-type="string" calcext:value-type="string">
            <text:p><text:a xlink:href="https://github.com/digital-land/planning-application-data-specification/discussions/77" xlink:type="simple">#77</text:a></text:p>
          </table:table-cell>
          <table:table-cell table:style-name="ce3" office:value-type="string" calcext:value-type="string">
            <text:p>Ownership certificates and agricultural land declaration</text:p>
          </table:table-cell>
          <table:table-cell table:style-name="ce29" office:value-type="string" calcext:value-type="string">
            <text:p><text:a xlink:href="https://app.mural.co/t/mhclg2837/m/mhclg2837/1725433229053/59188edd3a93d0fc0e1c5c2e3bd2bc2d8749f4bf?wid=1-1732108218275" xlink:type="simple">https://app.mural.co/t/mhclg2837/m/mhclg2837/1725433229053/59188edd3a93d0fc0e1c5c2e3bd2bc2d8749f4bf?wid=1-1732108218275</text:a></text:p>
          </table:table-cell>
          <table:table-cell table:style-name="ce3" table:number-columns-repeated="3"/>
          <table:table-cell table:style-name="ce32"/>
          <table:table-cell table:style-name="ce3" table:number-columns-repeated="2"/>
          <table:table-cell table:style-name="ce32"/>
          <table:table-cell table:style-name="ce3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3" office:value-type="string" calcext:value-type="string">
            <text:p>Ownership certificates and agricultural land declaration</text:p>
          </table:table-cell>
          <table:table-cell table:style-name="ce14" office:value-type="string" calcext:value-type="string">
            <text:p><text:a xlink:href="https://github.com/digital-land/planning-application-data-specification/discussions/78" xlink:type="simple">#78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108370879" xlink:type="simple">https://app.mural.co/t/mhclg2837/m/mhclg2837/1725433229053/59188edd3a93d0fc0e1c5c2e3bd2bc2d8749f4bf?wid=1-1732108370879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78#discussioncomment-12276444" xlink:type="simple">https://github.com/digital-land/planning-application-data-specification/discussions/78#discussioncomment-12276444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Parking</text:p>
          </table:table-cell>
          <table:table-cell table:style-name="ce13" office:value-type="string" calcext:value-type="string">
            <text:p><text:a xlink:href="https://github.com/digital-land/planning-application-data-specification/discussions/66" xlink:type="simple">#66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1-1732108406513" xlink:type="simple">https://app.mural.co/t/mhclg2837/m/mhclg2837/1725433229053/59188edd3a93d0fc0e1c5c2e3bd2bc2d8749f4bf?wid=1-1732108406513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66#discussioncomment-12050846" xlink:type="simple">https://github.com/digital-land/planning-application-data-specification/discussions/66#discussioncomment-12050846</text:a></text:p>
          </table:table-cell>
          <table:table-cell table:style-name="ce2" office:value-type="string" calcext:value-type="string">
            <text:p>hh</text:p>
          </table:table-cell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 table:number-columns-repeated="5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Part discharge of condition</text:p>
          </table:table-cell>
          <table:table-cell table:style-name="ce17" office:value-type="string" calcext:value-type="string">
            <text:p>#140</text:p>
          </table:table-cell>
          <table:table-cell table:style-name="ce25"/>
          <table:table-cell table:style-name="ce7"/>
          <table:table-cell table:style-name="ce29" office:value-type="string" calcext:value-type="string">
            <text:p><text:a xlink:href="https://github.com/digital-land/planning-application-data-specification/discussions/140" xlink:type="simple">https://github.com/digital-land/planning-application-data-specification/discussions/140</text:a></text:p>
          </table:table-cell>
          <table:table-cell table:style-name="ce3" table:number-columns-repeated="5"/>
          <table:table-cell table:style-name="ce32"/>
          <table:table-cell table:style-name="ce3" table:number-columns-repeated="2"/>
          <table:table-cell table:style-name="ce32" table:number-columns-repeated="2"/>
          <table:table-cell table:style-name="ce3" table:number-columns-repeated="5"/>
          <table:table-cell table:style-name="ce32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3" office:value-type="string" calcext:value-type="string">
            <text:p>Pedestrian and vehicle access, roads and rights of way</text:p>
          </table:table-cell>
          <table:table-cell table:style-name="ce14" office:value-type="string" calcext:value-type="string">
            <text:p><text:a xlink:href="https://github.com/digital-land/planning-application-data-specification/discussions/100" xlink:type="simple">#100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108430880" xlink:type="simple">https://app.mural.co/t/mhclg2837/m/mhclg2837/1725433229053/59188edd3a93d0fc0e1c5c2e3bd2bc2d8749f4bf?wid=1-1732108430880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100#discussioncomment-12201071" xlink:type="simple">https://github.com/digital-land/planning-application-data-specification/discussions/100#discussioncomment-12201071</text:a></text:p>
          </table:table-cell>
          <table:table-cell table:style-name="ce3" table:number-columns-repeated="5"/>
          <table:table-cell table:style-name="ce32"/>
          <table:table-cell table:style-name="ce3" table:number-columns-repeated="2"/>
          <table:table-cell table:style-name="ce32" table:number-columns-repeated="2"/>
          <table:table-cell table:style-name="ce3" table:number-columns-repeated="5"/>
          <table:table-cell table:style-name="ce32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Planning application requirements - checklist</text:p>
          </table:table-cell>
          <table:table-cell table:style-name="ce13" office:value-type="string" calcext:value-type="string">
            <text:p><text:a xlink:href="https://github.com/digital-land/planning-application-data-specification/discussions/101" xlink:type="simple">#101</text:a></text:p>
          </table:table-cell>
          <table:table-cell table:style-name="ce24" office:value-type="string" calcext:value-type="string">
            <text:p>checklist</text:p>
          </table:table-cell>
          <table:table-cell table:style-name="ce28" office:value-type="string" calcext:value-type="string">
            <text:p><text:a xlink:href="https://app.mural.co/t/mhclg2837/m/mhclg2837/1725433229053/59188edd3a93d0fc0e1c5c2e3bd2bc2d8749f4bf?wid=1-1732108459881" xlink:type="simple">https://app.mural.co/t/mhclg2837/m/mhclg2837/1725433229053/59188edd3a93d0fc0e1c5c2e3bd2bc2d8749f4bf?wid=1-1732108459881</text:a></text:p>
          </table:table-cell>
          <table:table-cell table:style-name="ce2" table:number-columns-repeated="6"/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5"/>
          <table:table-cell table:number-columns-repeated="1001"/>
        </table:table-row>
        <table:table-row table:style-name="ro1">
          <table:table-cell table:style-name="ce3" office:value-type="string" calcext:value-type="string">
            <text:p>Plans, drawings and other supporting material</text:p>
          </table:table-cell>
          <table:table-cell table:style-name="ce12" office:value-type="string" calcext:value-type="string">
            <text:p><text:a xlink:href="https://github.com/digital-land/planning-application-data-specification/discussions/102" xlink:type="simple">#102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108492348" xlink:type="simple">https://app.mural.co/t/mhclg2837/m/mhclg2837/1725433229053/59188edd3a93d0fc0e1c5c2e3bd2bc2d8749f4bf?wid=1-1732108492348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102#discussioncomment-12285701" xlink:type="simple">https://github.com/digital-land/planning-application-data-specification/discussions/102#discussioncomment-12285701</text:a></text:p>
          </table:table-cell>
          <table:table-cell table:style-name="ce32" table:number-columns-repeated="2"/>
          <table:table-cell table:style-name="ce3" table:number-columns-repeated="3"/>
          <table:table-cell table:style-name="ce32"/>
          <table:table-cell table:style-name="ce3"/>
          <table:table-cell table:style-name="ce32" table:number-columns-repeated="6"/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Pre-application advice</text:p>
          </table:table-cell>
          <table:table-cell table:style-name="ce13" office:value-type="string" calcext:value-type="string">
            <text:p><text:a xlink:href="https://github.com/digital-land/planning-application-data-specification/discussions/35" xlink:type="simple">#35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1-1732108517782" xlink:type="simple">https://app.mural.co/t/mhclg2837/m/mhclg2837/1725433229053/59188edd3a93d0fc0e1c5c2e3bd2bc2d8749f4bf?wid=1-1732108517782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35#discussioncomment-12163185" xlink:type="simple">https://github.com/digital-land/planning-application-data-specification/discussions/35#discussioncomment-12163185</text:a></text:p>
          </table:table-cell>
          <table:table-cell table:style-name="ce2" table:number-columns-repeated="5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Related proposals</text:p>
          </table:table-cell>
          <table:table-cell table:style-name="ce12" office:value-type="string" calcext:value-type="string">
            <text:p><text:a xlink:href="https://github.com/digital-land/planning-application-data-specification/discussions/34" xlink:type="simple">#34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108543149" xlink:type="simple">https://app.mural.co/t/mhclg2837/m/mhclg2837/1725433229053/59188edd3a93d0fc0e1c5c2e3bd2bc2d8749f4bf?wid=1-1732108543149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34#discussioncomment-12249222" xlink:type="simple">https://github.com/digital-land/planning-application-data-specification/discussions/34#discussioncomment-12249222</text:a></text:p>
          </table:table-cell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/>
          <table:table-cell table:style-name="ce3"/>
          <table:table-cell table:style-name="ce32" table:number-columns-repeated="6"/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Residential units (including conversion)</text:p>
          </table:table-cell>
          <table:table-cell table:style-name="ce11" office:value-type="string" calcext:value-type="string">
            <text:p><text:a xlink:href="https://github.com/digital-land/planning-application-data-specification/discussions/33" xlink:type="simple">#33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108576649" xlink:type="simple">https://app.mural.co/t/mhclg2837/m/mhclg2837/1725433229053/59188edd3a93d0fc0e1c5c2e3bd2bc2d8749f4bf?wid=1-1732108576649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33#discussioncomment-12285639" xlink:type="simple">https://github.com/digital-land/planning-application-data-specification/discussions/33#discussioncomment-12285639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4"/>
          <table:table-cell table:style-name="ce2" table:number-columns-repeated="2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Site address details</text:p>
          </table:table-cell>
          <table:table-cell table:style-name="ce14" office:value-type="string" calcext:value-type="string">
            <text:p><text:a xlink:href="https://github.com/digital-land/planning-application-data-specification/discussions/70" xlink:type="simple">#70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108680218" xlink:type="simple">https://app.mural.co/t/mhclg2837/m/mhclg2837/1725433229053/59188edd3a93d0fc0e1c5c2e3bd2bc2d8749f4bf?wid=1-1732108680218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70#discussioncomment-12170186" xlink:type="simple">https://github.com/digital-land/planning-application-data-specification/discussions/70#discussioncomment-12170186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7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Site area</text:p>
          </table:table-cell>
          <table:table-cell table:style-name="ce11" office:value-type="string" calcext:value-type="string">
            <text:p><text:a xlink:href="https://github.com/digital-land/planning-application-data-specification/discussions/103" xlink:type="simple">#103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108707652" xlink:type="simple">https://app.mural.co/t/mhclg2837/m/mhclg2837/1725433229053/59188edd3a93d0fc0e1c5c2e3bd2bc2d8749f4bf?wid=1-1732108707652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103#discussioncomment-12262881" xlink:type="simple">https://github.com/digital-land/planning-application-data-specification/discussions/103#discussioncomment-12262881</text:a>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4"/>
          <table:table-cell table:style-name="ce2" table:number-columns-repeated="2"/>
          <table:table-cell/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Site information</text:p>
          </table:table-cell>
          <table:table-cell table:style-name="ce12" office:value-type="string" calcext:value-type="string">
            <text:p><text:a xlink:href="https://github.com/digital-land/planning-application-data-specification/discussions/104" xlink:type="simple">#104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108732319" xlink:type="simple">https://app.mural.co/t/mhclg2837/m/mhclg2837/1725433229053/59188edd3a93d0fc0e1c5c2e3bd2bc2d8749f4bf?wid=1-1732108732319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104#discussioncomment-12250719" xlink:type="simple">https://github.com/digital-land/planning-application-data-specification/discussions/104#discussioncomment-12250719</text:a></text:p>
          </table:table-cell>
          <table:table-cell table:style-name="ce32" table:number-columns-repeated="3"/>
          <table:table-cell table:style-name="ce3" table:number-columns-repeated="2"/>
          <table:table-cell table:style-name="ce32"/>
          <table:table-cell table:style-name="ce3"/>
          <table:table-cell table:style-name="ce32" table:number-columns-repeated="3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Site ownership</text:p>
          </table:table-cell>
          <table:table-cell table:style-name="ce11" office:value-type="string" calcext:value-type="string">
            <text:p><text:a xlink:href="https://github.com/digital-land/planning-application-data-specification/discussions/105" xlink:type="simple">#105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108758987" xlink:type="simple">https://app.mural.co/t/mhclg2837/m/mhclg2837/1725433229053/59188edd3a93d0fc0e1c5c2e3bd2bc2d8749f4bf?wid=1-1732108758987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105#discussioncomment-12262954" xlink:type="simple">https://github.com/digital-land/planning-application-data-specification/discussions/105#discussioncomment-12262954</text:a></text:p>
          </table:table-cell>
          <table:table-cell table:number-columns-repeated="2"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Site visit</text:p>
          </table:table-cell>
          <table:table-cell table:style-name="ce14" office:value-type="string" calcext:value-type="string">
            <text:p><text:a xlink:href="https://github.com/digital-land/planning-application-data-specification/discussions/32" xlink:type="simple">#32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108782321" xlink:type="simple">https://app.mural.co/t/mhclg2837/m/mhclg2837/1725433229053/59188edd3a93d0fc0e1c5c2e3bd2bc2d8749f4bf?wid=1-1732108782321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32#discussioncomment-12165895" xlink:type="simple">https://github.com/digital-land/planning-application-data-specification/discussions/32#discussioncomment-12165895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7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Storage</text:p>
          </table:table-cell>
          <table:table-cell table:style-name="ce11" office:value-type="string" calcext:value-type="string">
            <text:p><text:a xlink:href="https://github.com/digital-land/planning-application-data-specification/discussions/67" xlink:type="simple">#67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108803888" xlink:type="simple">https://app.mural.co/t/mhclg2837/m/mhclg2837/1725433229053/59188edd3a93d0fc0e1c5c2e3bd2bc2d8749f4bf?wid=1-1732108803888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67#discussioncomment-11987629" xlink:type="simple">https://github.com/digital-land/planning-application-data-specification/discussions/67#discussioncomment-11987629</text:a></text:p>
          </table:table-cell>
          <table:table-cell table:style-name="ce8" office:value-type="string" calcext:value-type="string">
            <text:p>Planning application for development relating to the onshore extraction of oil and gas</text:p>
          </table:table-cell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7" office:value-type="string" calcext:value-type="string">
            <text:p>Supporting information</text:p>
          </table:table-cell>
          <table:table-cell table:style-name="ce12" office:value-type="string" calcext:value-type="string">
            <text:p><text:a xlink:href="https://github.com/digital-land/planning-application-data-specification/discussions/107" xlink:type="simple">#107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108894489" xlink:type="simple">https://app.mural.co/t/mhclg2837/m/mhclg2837/1725433229053/59188edd3a93d0fc0e1c5c2e3bd2bc2d8749f4bf?wid=1-1732108894489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107#discussioncomment-12285505" xlink:type="simple">https://github.com/digital-land/planning-application-data-specification/discussions/107#discussioncomment-12285505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7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Trade effluent</text:p>
          </table:table-cell>
          <table:table-cell table:style-name="ce11" office:value-type="string" calcext:value-type="string">
            <text:p><text:a xlink:href="https://github.com/digital-land/planning-application-data-specification/discussions/74" xlink:type="simple">#74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108918123" xlink:type="simple">https://app.mural.co/t/mhclg2837/m/mhclg2837/1725433229053/59188edd3a93d0fc0e1c5c2e3bd2bc2d8749f4bf?wid=1-1732108918123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74#discussioncomment-12263026" xlink:type="simple">https://github.com/digital-land/planning-application-data-specification/discussions/74#discussioncomment-12263026</text:a></text:p>
          </table:table-cell>
          <table:table-cell table:style-name="ce2" table:number-columns-repeated="5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7" office:value-type="string" calcext:value-type="string">
            <text:p>Tree preservation order details</text:p>
          </table:table-cell>
          <table:table-cell table:style-name="ce14" office:value-type="string" calcext:value-type="string">
            <text:p><text:a xlink:href="https://github.com/digital-land/planning-application-data-specification/discussions/108" xlink:type="simple">#108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109048792" xlink:type="simple">https://app.mural.co/t/mhclg2837/m/mhclg2837/1725433229053/59188edd3a93d0fc0e1c5c2e3bd2bc2d8749f4bf?wid=1-1732109048792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108#discussioncomment-12263072" xlink:type="simple">https://github.com/digital-land/planning-application-data-specification/discussions/108#discussioncomment-12263072</text:a></text:p>
          </table:table-cell>
          <table:table-cell table:style-name="ce3" table:number-columns-repeated="5"/>
          <table:table-cell table:style-name="ce7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Trees - additional information</text:p>
          </table:table-cell>
          <table:table-cell table:style-name="ce13" office:value-type="string" calcext:value-type="string">
            <text:p><text:a xlink:href="https://github.com/digital-land/planning-application-data-specification/discussions/109" xlink:type="simple">#109</text:a></text:p>
          </table:table-cell>
          <table:table-cell table:style-name="ce24" office:value-type="string" calcext:value-type="string">
            <text:p><text:s/>checklist</text:p>
          </table:table-cell>
          <table:table-cell table:style-name="ce28" office:value-type="string" calcext:value-type="string">
            <text:p><text:a xlink:href="https://app.mural.co/t/mhclg2837/m/mhclg2837/1725433229053/59188edd3a93d0fc0e1c5c2e3bd2bc2d8749f4bf?wid=1-1732109081285" xlink:type="simple">https://app.mural.co/t/mhclg2837/m/mhclg2837/1725433229053/59188edd3a93d0fc0e1c5c2e3bd2bc2d8749f4bf?wid=1-1732109081285</text:a></text:p>
          </table:table-cell>
          <table:table-cell table:style-name="ce2" table:number-columns-repeated="6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Trees and hedges</text:p>
          </table:table-cell>
          <table:table-cell table:style-name="ce14" office:value-type="string" calcext:value-type="string">
            <text:p><text:a xlink:href="https://github.com/digital-land/planning-application-data-specification/discussions/110" xlink:type="simple">#110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109105748" xlink:type="simple">https://app.mural.co/t/mhclg2837/m/mhclg2837/1725433229053/59188edd3a93d0fc0e1c5c2e3bd2bc2d8749f4bf?wid=1-1732109105748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110#discussioncomment-12169321" xlink:type="simple">https://github.com/digital-land/planning-application-data-specification/discussions/110#discussioncomment-12169321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8" office:value-type="string" calcext:value-type="string">
            <text:p>Trees location</text:p>
          </table:table-cell>
          <table:table-cell table:style-name="ce11" office:value-type="string" calcext:value-type="string">
            <text:p><text:a xlink:href="https://github.com/digital-land/planning-application-data-specification/discussions/111" xlink:type="simple">#111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109128445" xlink:type="simple">https://app.mural.co/t/mhclg2837/m/mhclg2837/1725433229053/59188edd3a93d0fc0e1c5c2e3bd2bc2d8749f4bf?wid=1-1732109128445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111#discussioncomment-12263161" xlink:type="simple">https://github.com/digital-land/planning-application-data-specification/discussions/111#discussioncomment-12263161</text:a></text:p>
          </table:table-cell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7" office:value-type="string" calcext:value-type="string">
            <text:p>Trees ownership</text:p>
          </table:table-cell>
          <table:table-cell table:style-name="ce12" office:value-type="string" calcext:value-type="string">
            <text:p><text:a xlink:href="https://github.com/digital-land/planning-application-data-specification/discussions/112" xlink:type="simple">#112</text:a></text:p>
          </table:table-cell>
          <table:table-cell table:style-name="ce23"/>
          <table:table-cell table:style-name="ce29" office:value-type="string" calcext:value-type="string">
            <text:p><text:a xlink:href="https://app.mural.co/t/mhclg2837/m/mhclg2837/1725433229053/59188edd3a93d0fc0e1c5c2e3bd2bc2d8749f4bf?wid=1-1732109147612" xlink:type="simple">https://app.mural.co/t/mhclg2837/m/mhclg2837/1725433229053/59188edd3a93d0fc0e1c5c2e3bd2bc2d8749f4bf?wid=1-1732109147612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112" xlink:type="simple">https://github.com/digital-land/planning-application-data-specification/discussions/112</text:a></text:p>
          </table:table-cell>
          <table:table-cell table:style-name="ce32" table:number-columns-repeated="2"/>
          <table:table-cell table:style-name="ce3" table:number-columns-repeated="3"/>
          <table:table-cell table:style-name="ce7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Type of development</text:p>
          </table:table-cell>
          <table:table-cell table:style-name="ce11" office:value-type="string" calcext:value-type="string">
            <text:p><text:a xlink:href="https://github.com/digital-land/planning-application-data-specification/discussions/113" xlink:type="simple">#113</text:a></text:p>
          </table:table-cell>
          <table:table-cell table:style-name="ce22"/>
          <table:table-cell table:style-name="ce28" office:value-type="string" calcext:value-type="string">
            <text:p><text:a xlink:href="https://app.mural.co/t/mhclg2837/m/mhclg2837/1725433229053/59188edd3a93d0fc0e1c5c2e3bd2bc2d8749f4bf?wid=1-1732109168110" xlink:type="simple">https://app.mural.co/t/mhclg2837/m/mhclg2837/1725433229053/59188edd3a93d0fc0e1c5c2e3bd2bc2d8749f4bf?wid=1-1732109168110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113#discussioncomment-12284556" xlink:type="simple">https://github.com/digital-land/planning-application-data-specification/discussions/113#discussioncomment-12284556</text:a></text:p>
          </table:table-cell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Type of proposed advertisement(s)</text:p>
          </table:table-cell>
          <table:table-cell table:style-name="ce14" office:value-type="string" calcext:value-type="string">
            <text:p><text:a xlink:href="https://github.com/digital-land/planning-application-data-specification/discussions/114" xlink:type="simple">#114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109191878" xlink:type="simple">https://app.mural.co/t/mhclg2837/m/mhclg2837/1725433229053/59188edd3a93d0fc0e1c5c2e3bd2bc2d8749f4bf?wid=1-1732109191878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114#discussioncomment-12250207" xlink:type="simple">https://github.com/digital-land/planning-application-data-specification/discussions/114#discussioncomment-12250207</text:a></text:p>
          </table:table-cell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Types of application</text:p>
          </table:table-cell>
          <table:table-cell table:style-name="ce13" office:value-type="string" calcext:value-type="string">
            <text:p><text:a xlink:href="https://github.com/digital-land/planning-application-data-specification/discussions/73" xlink:type="simple">#73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1-1732109210246" xlink:type="simple">https://app.mural.co/t/mhclg2837/m/mhclg2837/1725433229053/59188edd3a93d0fc0e1c5c2e3bd2bc2d8749f4bf?wid=1-1732109210246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73#discussioncomment-12284502" xlink:type="simple">https://github.com/digital-land/planning-application-data-specification/discussions/73#discussioncomment-12284502</text:a></text:p>
          </table:table-cell>
          <table:table-cell table:style-name="ce2" table:number-columns-repeated="5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Vehicle parking</text:p>
          </table:table-cell>
          <table:table-cell table:style-name="ce14" office:value-type="string" calcext:value-type="string">
            <text:p><text:a xlink:href="https://github.com/digital-land/planning-application-data-specification/discussions/72" xlink:type="simple">#72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109259481" xlink:type="simple">https://app.mural.co/t/mhclg2837/m/mhclg2837/1725433229053/59188edd3a93d0fc0e1c5c2e3bd2bc2d8749f4bf?wid=1-1732109259481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72#discussioncomment-12284438" xlink:type="simple">https://github.com/digital-land/planning-application-data-specification/discussions/72#discussioncomment-12284438</text:a></text:p>
          </table:table-cell>
          <table:table-cell table:style-name="ce3" table:number-columns-repeated="2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2" office:value-type="string" calcext:value-type="string">
            <text:p>Voluntary agreements / planning obligations</text:p>
          </table:table-cell>
          <table:table-cell table:style-name="ce13" office:value-type="string" calcext:value-type="string">
            <text:p><text:a xlink:href="https://github.com/digital-land/planning-application-data-specification/discussions/115" xlink:type="simple">#115</text:a></text:p>
          </table:table-cell>
          <table:table-cell table:style-name="ce24"/>
          <table:table-cell table:style-name="ce28" office:value-type="string" calcext:value-type="string">
            <text:p><text:a xlink:href="https://app.mural.co/t/mhclg2837/m/mhclg2837/1725433229053/59188edd3a93d0fc0e1c5c2e3bd2bc2d8749f4bf?wid=1-1732109282880" xlink:type="simple">https://app.mural.co/t/mhclg2837/m/mhclg2837/1725433229053/59188edd3a93d0fc0e1c5c2e3bd2bc2d8749f4bf?wid=1-1732109282880</text:a></text:p>
          </table:table-cell>
          <table:table-cell table:style-name="ce28" office:value-type="string" calcext:value-type="string">
            <text:p><text:a xlink:href="https://github.com/digital-land/planning-application-data-specification/discussions/115#discussioncomment-12263303" xlink:type="simple">https://github.com/digital-land/planning-application-data-specification/discussions/115#discussioncomment-12263303</text:a></text:p>
          </table:table-cell>
          <table:table-cell table:style-name="ce2" table:number-columns-repeated="5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Waste storage and collection</text:p>
          </table:table-cell>
          <table:table-cell table:style-name="ce14" office:value-type="string" calcext:value-type="string">
            <text:p><text:a xlink:href="https://github.com/digital-land/planning-application-data-specification/discussions/84" xlink:type="simple">#84</text:a></text:p>
          </table:table-cell>
          <table:table-cell table:style-name="ce25"/>
          <table:table-cell table:style-name="ce29" office:value-type="string" calcext:value-type="string">
            <text:p><text:a xlink:href="https://app.mural.co/t/mhclg2837/m/mhclg2837/1725433229053/59188edd3a93d0fc0e1c5c2e3bd2bc2d8749f4bf?wid=1-1732109301714" xlink:type="simple">https://app.mural.co/t/mhclg2837/m/mhclg2837/1725433229053/59188edd3a93d0fc0e1c5c2e3bd2bc2d8749f4bf?wid=1-1732109301714</text:a></text:p>
          </table:table-cell>
          <table:table-cell table:style-name="ce29" office:value-type="string" calcext:value-type="string">
            <text:p><text:a xlink:href="https://github.com/digital-land/planning-application-data-specification/discussions/84#discussioncomment-12263358" xlink:type="simple">https://github.com/digital-land/planning-application-data-specification/discussions/84#discussioncomment-12263358</text:a></text:p>
          </table:table-cell>
          <table:table-cell table:style-name="ce3" table:number-columns-repeated="5"/>
          <table:table-cell table:style-name="ce32"/>
          <table:table-cell table:style-name="ce3" table:number-columns-repeated="3"/>
          <table:table-cell table:style-name="ce32"/>
          <table:table-cell table:style-name="ce3" table:number-columns-repeated="8"/>
          <table:table-cell table:style-name="ce32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What are you applying for?</text:p>
          </table:table-cell>
          <table:table-cell table:style-name="ce18" office:value-type="string" calcext:value-type="string">
            <text:p><text:a xlink:href="https://github.com/digital-land/planning-application-data-specification/discussions/24" xlink:type="simple">#24</text:a></text:p>
          </table:table-cell>
          <table:table-cell table:style-name="ce26" office:value-type="string" calcext:value-type="string">
            <text:p>REMOVED</text:p>
          </table:table-cell>
          <table:table-cell table:style-name="ce30" office:value-type="string" calcext:value-type="string">
            <text:p><text:a xlink:href="https://app.mural.co/t/mhclg2837/m/mhclg2837/1725433229053/59188edd3a93d0fc0e1c5c2e3bd2bc2d8749f4bf?wid=10-1736839194962" xlink:type="simple">https://app.mural.co/t/mhclg2837/m/mhclg2837/1725433229053/59188edd3a93d0fc0e1c5c2e3bd2bc2d8749f4bf?wid=10-1736839194962</text:a></text:p>
          </table:table-cell>
          <table:table-cell table:style-name="ce34"/>
          <table:table-cell table:style-name="ce34" office:value-type="string" calcext:value-type="string">
            <office:annotation draw:style-name="gr1" draw:text-style-name="P2" svg:width="645.25pt" svg:height="42.75pt" svg:x="896.74pt" svg:y="1440.74pt" draw:caption-point-x="-11.54pt" draw:caption-point-y="-22.96pt">
              <dc:date>2025-07-16T00:00:00</dc:date>
              <text:p text:style-name="P1">reviewing this application type</text:p>
              <text:p text:style-name="P1"><text:tab/>-Colm Jude</text:p>
            </office:annotation>
            <text:p>Application for tree works</text:p>
          </table:table-cell>
          <table:table-cell table:style-name="ce34" table:number-columns-repeated="4"/>
          <table:table-cell table:style-name="ce36"/>
          <table:table-cell table:style-name="ce34" table:number-columns-repeated="3"/>
          <table:table-cell table:style-name="ce36"/>
          <table:table-cell table:style-name="ce34" table:number-columns-repeated="8"/>
          <table:table-cell table:style-name="ce36" table:number-columns-repeated="5"/>
          <table:table-cell table:number-columns-repeated="996"/>
        </table:table-row>
        <table:table-row table:style-name="ro1">
          <table:table-cell table:style-name="ce9"/>
          <table:table-cell table:style-name="ce19" table:number-columns-repeated="2"/>
          <table:table-cell table:style-name="ce31"/>
          <table:table-cell table:style-name="ce9" table:number-columns-repeated="6"/>
          <table:table-cell table:style-name="ce31"/>
          <table:table-cell table:style-name="ce9" table:number-columns-repeated="3"/>
          <table:table-cell table:style-name="ce37"/>
          <table:table-cell table:style-name="ce9" table:number-columns-repeated="8"/>
          <table:table-cell table:style-name="ce37" table:number-columns-repeated="5"/>
          <table:table-cell table:number-columns-repeated="996"/>
        </table:table-row>
        <table:table-row table:style-name="ro1" table:number-rows-repeated="938">
          <table:table-cell table:style-name="ce2"/>
          <table:table-cell table:style-name="ce15"/>
          <table:table-cell table:style-name="ce24"/>
          <table:table-cell table:style-name="ce8"/>
          <table:table-cell table:style-name="ce2" table:number-columns-repeated="6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2"/>
          <table:table-cell table:style-name="ce20"/>
          <table:table-cell table:style-name="ce24"/>
          <table:table-cell table:style-name="ce8"/>
          <table:table-cell table:style-name="ce2" table:number-columns-repeated="6"/>
          <table:table-cell/>
          <table:table-cell table:style-name="ce2" table:number-columns-repeated="3"/>
          <table:table-cell/>
          <table:table-cell table:style-name="ce2" table:number-columns-repeated="8"/>
          <table:table-cell table:number-columns-repeated="1001"/>
        </table:table-row>
        <table:table-row table:style-name="ro2" table:number-rows-repeated="1047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nents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number-columns-repeated="1019" table:default-cell-style-name="Default"/>
        <table:table-row table:style-name="ro1">
          <table:table-cell table:style-name="ce39" office:value-type="string" calcext:value-type="string">
            <text:p>component</text:p>
          </table:table-cell>
          <table:table-cell table:style-name="ce39" office:value-type="string" calcext:value-type="string">
            <text:p>Desciption </text:p>
          </table:table-cell>
          <table:table-cell table:style-name="ce39" office:value-type="string" calcext:value-type="string">
            <text:p>What is it used for </text:p>
          </table:table-cell>
          <table:table-cell table:style-name="ce39" office:value-type="string" calcext:value-type="string">
            <text:p>Where is it used </text:p>
          </table:table-cell>
          <table:table-cell table:style-name="ce39" office:value-type="string" calcext:value-type="string">
            <text:p>Is it updated during the planning process </text:p>
          </table:table-cell>
          <table:table-cell table:style-name="ce43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Adjoining premise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Advertisement period</text:p>
          </table:table-cell>
          <table:table-cell table:style-name="ce2" office:value-type="string" calcext:value-type="string">
            <text:p>The period in which the advertisment will be displayed.</text:p>
          </table:table-cell>
          <table:table-cell table:style-name="ce2" office:value-type="string" calcext:value-type="string">
            <text:p>To control the how long the advertisement is displayed. </text:p>
          </table:table-cell>
          <table:table-cell table:style-name="ce2" office:value-type="string" calcext:value-type="string">
            <text:p>It is in the application form and will then form a planning condition. </text:p>
          </table:table-cell>
          <table:table-cell table:style-name="ce2" office:value-type="string" calcext:value-type="string">
            <text:p>It can be amended during the planning application stage (post a decision being made a S73 would be required). The planning application form wouldn't be updated.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ent contact details</text:p>
          </table:table-cell>
          <table:table-cell table:style-name="ce2" office:value-type="string" calcext:value-type="string">
            <text:p>Details of the planning agent submitting the planning application. </text:p>
          </table:table-cell>
          <table:table-cell table:style-name="ce2" office:value-type="string" calcext:value-type="string">
            <text:p>To contact the applicant during the application.</text:p>
          </table:table-cell>
          <table:table-cell table:style-name="ce2" office:value-type="string" calcext:value-type="string">
            <text:p>It is uploaded to the planning application page. </text:p>
          </table:table-cell>
          <table:table-cell table:style-name="ce2" office:value-type="string" calcext:value-type="string">
            <text:p>It can be changed - a planning officer will do it manually via their internal system, rather than updating the planning application form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gent name and address</text:p>
          </table:table-cell>
          <table:table-cell table:style-name="ce2" office:value-type="string" calcext:value-type="string">
            <text:p>As above 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All types of development: Non-residential floorspac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Applicant contact details</text:p>
          </table:table-cell>
          <table:table-cell table:style-name="ce2" office:value-type="string" calcext:value-type="string">
            <text:p>Details of the applicant submitting the application. </text:p>
          </table:table-cell>
          <table:table-cell table:style-name="ce2" office:value-type="string" calcext:value-type="string">
            <text:p>To contact the applicant during the application </text:p>
          </table:table-cell>
          <table:table-cell table:style-name="ce2" office:value-type="string" calcext:value-type="string">
            <text:p>It is uploaded to the planning application page. </text:p>
          </table:table-cell>
          <table:table-cell table:style-name="ce2" office:value-type="string" calcext:value-type="string">
            <text:p>It can be changed - a planning officer will do it manually via their internal system, rather than updating the planning application form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pplicant name and address</text:p>
          </table:table-cell>
          <table:table-cell table:style-name="ce2" office:value-type="string" calcext:value-type="string">
            <text:p>Details of the applicant submitting the application. </text:p>
          </table:table-cell>
          <table:table-cell table:style-name="ce2" office:value-type="string" calcext:value-type="string">
            <text:p>To contact the applicant during the application </text:p>
          </table:table-cell>
          <table:table-cell table:style-name="ce2" office:value-type="string" calcext:value-type="string">
            <text:p>It is uploaded to the planning application page. </text:p>
          </table:table-cell>
          <table:table-cell table:style-name="ce2" office:value-type="string" calcext:value-type="string">
            <text:p>It can be changed - a planning officer will do it manually via their internal system, rather than updating the planning application form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pplication requirements - checklist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Application for tree works - checklist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Assessment of flood risk</text:p>
          </table:table-cell>
          <table:table-cell table:style-name="ce2" office:value-type="string" calcext:value-type="string">
            <text:p>Details of whether the site is in the flood plain, and how close it is to a water course. Information on disposal of surface water. All tick box options. </text:p>
          </table:table-cell>
          <table:table-cell table:style-name="ce2" office:value-type="string" calcext:value-type="string">
            <text:p>If you tick yes to some of the options you are required to submit additional information. </text:p>
          </table:table-cell>
          <table:table-cell table:style-name="ce2" office:value-type="string" calcext:value-type="string">
            <text:p>It is used to determine additional info on the validation checklist </text:p>
          </table:table-cell>
          <table:table-cell table:style-name="ce2" office:value-type="string" calcext:value-type="string">
            <text:p>Not via the planning application form. The Flood Risk Assessment will be updated.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uthority employee / member</text:p>
          </table:table-cell>
          <table:table-cell table:style-name="ce2" office:value-type="string" calcext:value-type="string">
            <text:p>Tick box to say if you have a relationship with anyone at the council. </text:p>
          </table:table-cell>
          <table:table-cell table:number-columns-repeated="2" table:style-name="ce2" office:value-type="string" calcext:value-type="string">
            <text:p>To determine if there will be a conflict of interest </text:p>
          </table:table-cell>
          <table:table-cell table:style-name="ce2" office:value-type="string" calcext:value-type="string">
            <text:p>No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diversity and geological conservation</text:p>
          </table:table-cell>
          <table:table-cell table:style-name="ce2" office:value-type="string" calcext:value-type="string">
            <text:p>Tick box to say if there are any protected/priority species, designated sites or features of geological conservation on the site/</text:p>
          </table:table-cell>
          <table:table-cell table:style-name="ce2" office:value-type="string" calcext:value-type="string">
            <text:p>To indentify if any biodiversity matter on the site </text:p>
          </table:table-cell>
          <table:table-cell table:style-name="ce2" office:value-type="string" calcext:value-type="string">
            <text:p>Additional information will need to be updated based on the answers </text:p>
          </table:table-cell>
          <table:table-cell table:style-name="ce2" office:value-type="string" calcext:value-type="string">
            <text:p>Not via the planning application form. The Ecology reports would b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diversity, geological, archaeological conservation</text:p>
          </table:table-cell>
          <table:table-cell table:number-columns-repeated="4" table:style-name="ce2" office:value-type="string" calcext:value-type="string">
            <text:p>Same as above, just taking into account archaeology.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iodiversity net gain</text:p>
          </table:table-cell>
          <table:table-cell table:style-name="ce2" office:value-type="string" calcext:value-type="string">
            <text:p>Legal requirement for planning permission introduced on 12 February 2024. All applications are required to either provide detailed information proving there will be a biodiversity increase; or explain why the requirement does not apply to the development.</text:p>
          </table:table-cell>
          <table:table-cell table:style-name="ce2" office:value-type="string" calcext:value-type="string">
            <text:p>To make sure a site is compliant with legislation. </text:p>
          </table:table-cell>
          <table:table-cell table:style-name="ce2" office:value-type="string" calcext:value-type="string">
            <text:p>Tick box, but you have to extract information to be able to fill in the application. Additional information would be included in the Ecology documents</text:p>
          </table:table-cell>
          <table:table-cell table:style-name="ce2" office:value-type="string" calcext:value-type="string">
            <text:p>Not on the application form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rtificate of lawfulness for proposed works - Interest in listed building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Checklist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Condition(s) - removal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Declaration</text:p>
          </table:table-cell>
          <table:table-cell table:style-name="ce2" office:value-type="string" calcext:value-type="string">
            <text:p>Tick box exercise. To declare the work is your own</text:p>
          </table:table-cell>
          <table:table-cell table:style-name="ce2" table:number-columns-repeated="2"/>
          <table:table-cell table:style-name="ce2" office:value-type="string" calcext:value-type="string">
            <text:p>No, this wouldn't change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claration - trees</text:p>
          </table:table-cell>
          <table:table-cell table:style-name="ce2" office:value-type="string" calcext:value-type="string">
            <text:p>Same as above 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esignated area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Demoli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on of existing use, building works or activity</text:p>
          </table:table-cell>
          <table:table-cell table:style-name="ce2" office:value-type="string" calcext:value-type="string">
            <text:p>Explaining the current use of the site. 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on of use, building works or activity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on of the proposal</text:p>
          </table:table-cell>
          <table:table-cell table:style-name="ce42" office:value-type="string" calcext:value-type="string" table:number-columns-spanned="1" table:number-rows-spanned="7">
            <text:p>Describing the description of the proposed development.</text:p>
          </table:table-cell>
          <table:table-cell table:style-name="ce42" office:value-type="string" calcext:value-type="string" table:number-columns-spanned="1" table:number-rows-spanned="7">
            <text:p>To explain what an applicant is applying for. This would determine the information that needs to be submitted.</text:p>
          </table:table-cell>
          <table:table-cell table:style-name="ce42" table:number-columns-spanned="1" table:number-rows-spanned="7"/>
          <table:table-cell table:style-name="ce42" table:number-columns-spanned="1" table:number-rows-spanned="7"/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on of your proposal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on of the proposed development including any non-residential developmen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on of the proposed work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on of proposed works, impacts and risk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etails of proposed advertisement(s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evelopment descrip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Eligibiity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Elgibility - Related operations and work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Eligibility - The current building and sit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Eligibility - The proposed development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Employment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Equipment and method use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Existing us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Explanation for proposed demolition work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oul sewag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Grounds for applic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Grounds for application for a lawful development certificat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Grounds for application (information about the existing use(s))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Grounds for application (information about the proposed use(s))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Hazardous substance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Hours of op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dentification of tree(s) and description of work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Industrial or commercial processes and machinery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nformation in support of a lawful development certificat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nformation in support of a lawful development certificate - residential inform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Immunity from listing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nterest in the lan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Lawful development certificate - Interest in lan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Listed building alteration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Listed building grading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Location of advertisement(s)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Material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Neighbour and community consult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Non-material amendment(s) sought</text:p>
          </table:table-cell>
          <table:table-cell table:style-name="ce2" office:value-type="string" calcext:value-type="string">
            <text:p>Same as description of development/ proposal 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Ownership certificate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Ownership certificates and agricultural land decla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Parking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Pedestrian and vehicle access, roads and rights of way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Planning application requirements - checklist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Plans, drawings and other supporting material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Pre-application advic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Related proposal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Residential units (including conversion)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ite address detail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Site area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ite inform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Site ownership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ite visit</text:p>
          </table:table-cell>
          <table:table-cell table:style-name="ce2" office:value-type="string" calcext:value-type="string">
            <text:p>Tick box to say who to contact for a site visit </text:p>
          </table:table-cell>
          <table:table-cell table:number-columns-repeated="2" table:style-name="ce2" office:value-type="string" calcext:value-type="string">
            <text:p>Permission for site visit </text:p>
          </table:table-cell>
          <table:table-cell table:style-name="ce2" office:value-type="string" calcext:value-type="string">
            <text:p>No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orag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upporting inform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Trade effluent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Tree preservation order detail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Trees - additional inform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Trees and hedge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Trees loc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Trees ownership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Type of development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Type of proposed advertisement(s)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Types of applic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Vehicle parking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Voluntary agreements / planning obligation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40" office:value-type="string" calcext:value-type="string">
            <text:p>Waste storage and collection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89">
          <table:table-cell table:number-columns-repeated="1024"/>
        </table:table-row>
        <table:table-row table:style-name="ro1" table:number-rows-repeated="31">
          <table:table-cell table:style-name="ce41" table:number-columns-repeated="4"/>
          <table:table-cell table:number-columns-repeated="1020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onents-by-application-form" style:display-name="PageStyle_components-by-application-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onents" style:display-name="PageStyle_compon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07" meta:object-count="0"/>
    <meta:generator>LibreOfficeDev/6.0.5.2$Linux_X86_64 LibreOffice_project/</meta:generator>
  </office:meta>
</office:document-meta>
</file>